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7">
      <style:table-cell-properties style:vertical-align="automatic" fo:background-color="transparent"/>
    </style:style>
    <style:style style:name="ce3" style:family="table-cell" style:parent-style-name="Excel_32_Built-in_32_Normal_32_1" style:data-style-name="N0">
      <style:table-cell-properties fo:border="thin solid #000000" style:vertical-align="automatic" fo:background-color="#FDEADA" style:repeat-content="false"/>
      <style:paragraph-properties fo:text-align="center"/>
      <style:text-properties fo:color="#80008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Excel_32_Built-in_32_Normal_32_1" style:data-style-name="N0">
      <style:table-cell-properties fo:border-top="thin solid #000000" fo:border-bottom="none" fo:border-left="thin solid #000000" fo:border-right="thin solid #000000" style:vertical-align="automatic" fo:background-color="#D9D9D9" style:repeat-content="false"/>
      <style:paragraph-properties fo:text-align="center"/>
      <style:text-properties fo:color="#80008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Excel_32_Built-in_32_Normal_32_1" style:data-style-name="N0">
      <style:table-cell-properties fo:border-top="thin solid #000000" fo:border-bottom="none" fo:border-left="thin solid #000000" fo:border-right="none" style:vertical-align="automatic" fo:background-color="#D9D9D9" style:repeat-content="false"/>
      <style:paragraph-properties fo:text-align="center"/>
      <style:text-properties fo:color="#80008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" style:family="table-cell" style:parent-style-name="Excel_32_Built-in_32_Normal_32_1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800080" style:font-name="Arial" style:font-name-asian="Arial" style:font-name-complex="Arial" fo:font-size="8pt" style:font-size-asian="8pt" style:font-size-complex="8pt"/>
    </style:style>
    <style:style style:name="ce7" style:family="table-cell" style:parent-style-name="Excel_32_Built-in_32_Normal_32_1" style:data-style-name="N0">
      <style:table-cell-properties fo:border-top="thin solid #000000" fo:border-bottom="thin solid #000000" fo:border-left="thin solid #000000" fo:border-right="none" style:vertical-align="automatic" fo:background-color="#D9D9D9" style:repeat-content="false"/>
      <style:paragraph-properties fo:text-align="center"/>
      <style:text-properties fo:color="#2300DC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" style:family="table-cell" style:parent-style-name="Excel_32_Built-in_32_Normal_32_1" style:data-style-name="N0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/>
    </style:style>
    <style:style style:name="ce9" style:family="table-cell" style:parent-style-name="Excel_32_Built-in_32_Normal_32_1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10" style:family="table-cell" style:parent-style-name="Excel_32_Built-in_32_Normal_32_1" style:data-style-name="N0">
      <style:table-cell-properties fo:border-top="thin solid #000000" fo:border-bottom="thin solid #000000" fo:border-left="none" fo:border-right="none" style:vertical-align="automatic" fo:background-color="#F2F2F2" style:cell-protect="none" style:repeat-content="false"/>
      <style:paragraph-properties fo:text-align="center"/>
      <style:text-properties fo:color="#0033CC" style:font-name="Arial" style:font-name-asian="Arial" style:font-name-complex="Arial" fo:font-size="8pt" style:font-size-asian="8pt" style:font-size-complex="8pt"/>
    </style:style>
    <style:style style:name="ce11" style:family="table-cell" style:parent-style-name="Excel_32_Built-in_32_Normal_32_1" style:data-style-name="N36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fo:color="#0033CC" style:font-name="Arial" style:font-name-asian="Arial" style:font-name-complex="Arial" fo:font-size="8pt" style:font-size-asian="8pt" style:font-size-complex="8pt"/>
    </style:style>
    <style:style style:name="ce12" style:family="table-cell" style:parent-style-name="Excel_32_Built-in_32_Normal_32_1" style:data-style-name="N0">
      <style:table-cell-properties style:vertical-align="automatic" fo:background-color="transparent" style:repeat-content="false"/>
      <style:paragraph-properties fo:text-align="center"/>
      <style:text-properties fo:color="#0033CC" style:font-name="Arial" style:font-name-asian="Arial" style:font-name-complex="Arial" fo:font-size="8pt" style:font-size-asian="8pt" style:font-size-complex="8pt"/>
    </style:style>
    <style:style style:name="ce13" style:family="table-cell" style:parent-style-name="Excel_32_Built-in_32_Normal_32_1" style:data-style-name="N36">
      <style:table-cell-properties fo:border="thin solid #000000" style:vertical-align="automatic" fo:background-color="#D9D9D9" style:repeat-content="false"/>
      <style:paragraph-properties fo:text-align="center"/>
      <style:text-properties fo:color="#0033CC" style:font-name="Tahoma" style:font-name-asian="Tahoma" style:font-name-complex="Tahoma" fo:font-size="8pt" style:font-size-asian="8pt" style:font-size-complex="8pt"/>
    </style:style>
    <style:style style:name="ce14" style:family="table-cell" style:parent-style-name="Excel_32_Built-in_32_Normal_32_1" style:data-style-name="N0">
      <style:table-cell-properties fo:border-top="thin solid #000000" fo:border-bottom="none" fo:border-left="none" fo:border-right="none" style:vertical-align="automatic" fo:background-color="#F2F2F2" style:cell-protect="none" style:repeat-content="false"/>
      <style:paragraph-properties fo:text-align="center"/>
      <style:text-properties fo:color="#0033CC" style:font-name="Arial" style:font-name-asian="Arial" style:font-name-complex="Arial" fo:font-size="8pt" style:font-size-asian="8pt" style:font-size-complex="8pt"/>
    </style:style>
    <style:style style:name="ce15" style:family="table-cell" style:parent-style-name="Excel_32_Built-in_32_Normal_32_1" style:data-style-name="N36">
      <style:table-cell-properties fo:border-top="thin solid #000000" fo:border-bottom="none" fo:border-left="thin solid #000000" fo:border-right="thin solid #000000" style:vertical-align="automatic" fo:background-color="transparent" style:cell-protect="none" style:repeat-content="false"/>
      <style:paragraph-properties fo:text-align="center"/>
      <style:text-properties fo:color="#0033CC" style:font-name="Arial" style:font-name-asian="Arial" style:font-name-complex="Arial" fo:font-size="8pt" style:font-size-asian="8pt" style:font-size-complex="8pt"/>
    </style:style>
    <style:style style:name="ce16" style:family="table-cell" style:parent-style-name="Excel_32_Built-in_32_Normal_32_1" style:data-style-name="N0">
      <style:table-cell-properties fo:border="thin solid #000000" style:vertical-align="automatic" fo:background-color="#C6D9F1" style:repeat-content="false"/>
      <style:paragraph-properties fo:text-align="center"/>
      <style:text-properties fo:color="#0033CC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Excel_32_Built-in_32_Normal_32_1" style:data-style-name="N36">
      <style:table-cell-properties fo:border="thin solid #000000" style:vertical-align="automatic" fo:background-color="#C6D9F1" style:repeat-content="false"/>
      <style:paragraph-properties fo:text-align="center"/>
      <style:text-properties fo:color="#0033CC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Excel_32_Built-in_32_Normal_32_1" style:data-style-name="N36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9" style:family="table-cell" style:parent-style-name="Excel_32_Built-in_32_Normal_32_1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20" style:family="table-cell" style:parent-style-name="Excel_32_Built-in_32_Normal_32_1" style:data-style-name="N0">
      <style:table-cell-properties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8pt" style:font-size-asian="8pt" style:font-size-complex="8pt"/>
    </style:style>
    <style:style style:name="ce21" style:family="table-cell" style:parent-style-name="Excel_32_Built-in_32_Normal_32_1" style:data-style-name="N0">
      <style:table-cell-properties fo:border-top="thin solid #000000" fo:border-bottom="thin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0033CC" style:font-name="Arial" style:font-name-asian="Arial" style:font-name-complex="Arial" fo:font-size="8pt" style:font-size-asian="8pt" style:font-size-complex="8pt"/>
    </style:style>
    <style:style style:name="ce22" style:family="table-cell" style:parent-style-name="Excel_32_Built-in_32_Normal_32_1" style:data-style-name="N36">
      <style:table-cell-properties fo:border="thin solid #000000" style:vertical-align="automatic" fo:background-color="#D9D9D9" style:repeat-content="false"/>
      <style:paragraph-properties fo:text-align="center"/>
      <style:text-properties fo:color="#1F497D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3" style:family="table-cell" style:parent-style-name="Excel_32_Built-in_32_Normal_32_1" style:data-style-name="N36">
      <style:table-cell-properties fo:border="thin solid #000000" style:vertical-align="automatic" fo:background-color="#A6A6A6" style:repeat-content="false"/>
      <style:paragraph-properties fo:text-align="center"/>
      <style:text-properties fo:color="#0033CC" style:font-name="Tahoma" style:font-name-asian="Tahoma" style:font-name-complex="Tahoma" fo:font-size="10pt" style:font-size-asian="10pt" style:font-size-complex="10pt" fo:font-weight="bold" style:font-weight-asian="bold" style:font-weight-complex="bold"/>
    </style:style>
    <style:style style:name="ce24" style:family="table-cell" style:parent-style-name="Excel_32_Built-in_32_Normal_32_1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25" style:family="table-cell" style:parent-style-name="Excel_32_Built-in_32_Normal" style:data-style-name="N37">
      <style:table-cell-properties fo:border="thin solid #000000" style:vertical-align="middle" fo:background-color="#D9D9D9" style:repeat-content="false"/>
      <style:paragraph-properties fo:text-align="center"/>
      <style:text-properties fo:color="#17375E" fo:font-weight="bold" style:font-weight-asian="bold" style:font-weight-complex="bold"/>
    </style:style>
    <style:style style:name="ce26" style:family="table-cell" style:parent-style-name="Excel_32_Built-in_32_Normal_32_1" style:data-style-name="N0">
      <style:table-cell-properties fo:border-top="thin solid #000000" fo:border-bottom="thin solid #000000" fo:border-left="none" fo:border-right="none" style:vertical-align="automatic" fo:background-color="#F2F2F2" style:repeat-content="false"/>
      <style:paragraph-properties fo:text-align="center"/>
      <style:text-properties fo:color="#0033CC" style:font-name="Arial" style:font-name-asian="Arial" style:font-name-complex="Arial" fo:font-size="8pt" style:font-size-asian="8pt" style:font-size-complex="8pt"/>
    </style:style>
    <style:style style:name="ce27" style:family="table-cell" style:parent-style-name="Excel_32_Built-in_32_Normal_32_1" style:data-style-name="N0">
      <style:table-cell-properties fo:border-top="thin solid #000000" fo:border-bottom="none" fo:border-left="none" fo:border-right="none" style:vertical-align="automatic" fo:background-color="#F2F2F2" style:repeat-content="false"/>
      <style:paragraph-properties fo:text-align="center"/>
      <style:text-properties fo:color="#0033CC" style:font-name="Arial" style:font-name-asian="Arial" style:font-name-complex="Arial" fo:font-size="8pt" style:font-size-asian="8pt" style:font-size-complex="8pt"/>
    </style:style>
    <style:style style:name="ce28" style:family="table-cell" style:parent-style-name="Excel_32_Built-in_32_Normal_32_1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color="#0033CC"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5.3181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2017" table:style-name="ta1">
        <table:table-column table:style-name="co1" table:default-cell-style-name="ce2"/>
        <table:table-column table:style-name="co2" table:default-cell-style-name="ce9"/>
        <table:table-column table:style-name="co3" table:number-columns-repeated="13" table:default-cell-style-name="ce9"/>
        <table:table-column table:style-name="co4" table:default-cell-style-name="ce9"/>
        <table:table-column table:style-name="co3" table:number-columns-repeated="1008" table:default-cell-style-name="ce9"/>
        <table:table-column table:style-name="co5" table:number-columns-repeated="15360" table:default-cell-style-name="ce1"/>
        <table:table-row table:style-name="ro1">
          <table:table-cell table:style-name="ce2"/>
          <table:table-cell office:value-type="float" office:value="2017" table:style-name="ce3">
            <text:p>2017</text:p>
          </table:table-cell>
          <table:table-cell office:value-type="string" table:style-name="ce4">
            <text:p>janvier</text:p>
          </table:table-cell>
          <table:table-cell office:value-type="string" table:style-name="ce4">
            <text:p>février</text:p>
          </table:table-cell>
          <table:table-cell office:value-type="string" table:style-name="ce4">
            <text:p>mars</text:p>
          </table:table-cell>
          <table:table-cell office:value-type="string" table:style-name="ce4">
            <text:p>avril</text:p>
          </table:table-cell>
          <table:table-cell office:value-type="string" table:style-name="ce4">
            <text:p>mai</text:p>
          </table:table-cell>
          <table:table-cell office:value-type="string" table:style-name="ce4">
            <text:p>juin</text:p>
          </table:table-cell>
          <table:table-cell office:value-type="string" table:style-name="ce4">
            <text:p>juillet</text:p>
          </table:table-cell>
          <table:table-cell office:value-type="string" table:style-name="ce4">
            <text:p>août</text:p>
          </table:table-cell>
          <table:table-cell office:value-type="string" table:style-name="ce4">
            <text:p>septembre</text:p>
          </table:table-cell>
          <table:table-cell office:value-type="string" table:style-name="ce4">
            <text:p>octobre</text:p>
          </table:table-cell>
          <table:table-cell office:value-type="string" table:style-name="ce4">
            <text:p>novembre</text:p>
          </table:table-cell>
          <table:table-cell office:value-type="string" table:style-name="ce5">
            <text:p>décembre</text:p>
          </table:table-cell>
          <table:table-cell table:style-name="ce6"/>
          <table:table-cell office:value-type="string" table:style-name="ce7">
            <text:p>BILAN ANNUEL</text:p>
          </table:table-cell>
          <table:table-cell table:style-name="ce8"/>
          <table:table-cell table:number-columns-repeated="16367"/>
        </table:table-row>
        <table:table-row table:style-name="ro1">
          <table:table-cell office:value-type="string" table:number-columns-spanned="1" table:number-rows-spanned="3" table:style-name="ce25">
            <text:p>Salaires</text:p>
          </table:table-cell>
          <table:table-cell office:value-type="string" table:style-name="ce10">
            <text:p>Domi Gentillet</text:p>
          </table:table-cell>
          <table:table-cell office:value-type="float" office:value="1936" table:style-name="ce11">
            <text:p>1 936,00 €</text:p>
          </table:table-cell>
          <table:table-cell office:value-type="float" office:value="968" table:style-name="ce11">
            <text:p>968,00 €</text:p>
          </table:table-cell>
          <table:table-cell office:value-type="float" office:value="1694" table:style-name="ce11">
            <text:p>1 694,00 €</text:p>
          </table:table-cell>
          <table:table-cell office:value-type="float" office:value="968" table:style-name="ce11">
            <text:p>968,00 €</text:p>
          </table:table-cell>
          <table:table-cell office:value-type="float" office:value="1694" table:style-name="ce11">
            <text:p>1 694,00 €</text:p>
          </table:table-cell>
          <table:table-cell office:value-type="float" office:value="1694" table:style-name="ce11">
            <text:p>1 694,00 €</text:p>
          </table:table-cell>
          <table:table-cell office:value-type="float" office:value="0" table:style-name="ce11">
            <text:p>0,00 €</text:p>
          </table:table-cell>
          <table:table-cell office:value-type="float" office:value="0" table:style-name="ce11">
            <text:p>0,00 €</text:p>
          </table:table-cell>
          <table:table-cell office:value-type="float" office:value="924" table:style-name="ce11">
            <text:p>924,00 €</text:p>
          </table:table-cell>
          <table:table-cell office:value-type="float" office:value="924" table:style-name="ce11">
            <text:p>924,00 €</text:p>
          </table:table-cell>
          <table:table-cell office:value-type="float" office:value="660" table:style-name="ce11">
            <text:p>660,00 €</text:p>
          </table:table-cell>
          <table:table-cell office:value-type="float" office:value="1016" table:style-name="ce11">
            <text:p>1 016,00 €</text:p>
          </table:table-cell>
          <table:table-cell table:style-name="ce12"/>
          <table:table-cell office:value-type="float" office:value="12478" table:formula="of:=SUM([.C2:.N2])" table:style-name="ce13">
            <text:p>12 478,00 €</text:p>
          </table:table-cell>
          <table:table-cell table:style-name="ce8"/>
          <table:table-cell table:number-columns-repeated="16367"/>
        </table:table-row>
        <table:table-row table:style-name="ro1">
          <table:covered-table-cell/>
          <table:table-cell table:style-name="ce10"/>
          <table:table-cell table:number-columns-repeated="12" table:style-name="ce11"/>
          <table:table-cell table:style-name="ce12"/>
          <table:table-cell office:value-type="float" office:value="0" table:formula="of:=SUM([.C3:.N3])" table:style-name="ce13">
            <text:p>0,00 €</text:p>
          </table:table-cell>
          <table:table-cell table:style-name="ce8"/>
          <table:table-cell table:number-columns-repeated="16367"/>
        </table:table-row>
        <table:table-row table:style-name="ro1">
          <table:covered-table-cell/>
          <table:table-cell office:value-type="string" table:style-name="ce14">
            <text:p>CEA</text:p>
          </table:table-cell>
          <table:table-cell office:value-type="float" office:value="1586" table:style-name="ce15">
            <text:p>1 586,00 €</text:p>
          </table:table-cell>
          <table:table-cell office:value-type="float" office:value="803" table:style-name="ce15">
            <text:p>803,00 €</text:p>
          </table:table-cell>
          <table:table-cell table:style-name="ce15"/>
          <table:table-cell office:value-type="float" office:value="796" table:style-name="ce15">
            <text:p>796,00 €</text:p>
          </table:table-cell>
          <table:table-cell office:value-type="float" office:value="1358" table:style-name="ce15">
            <text:p>1 358,00 €</text:p>
          </table:table-cell>
          <table:table-cell office:value-type="float" office:value="2341" table:style-name="ce15">
            <text:p>2 341,00 €</text:p>
          </table:table-cell>
          <table:table-cell office:value-type="float" office:value="1357" table:style-name="ce15">
            <text:p>1 357,00 €</text:p>
          </table:table-cell>
          <table:table-cell office:value-type="float" office:value="1298" table:style-name="ce15">
            <text:p>1 298,00 €</text:p>
          </table:table-cell>
          <table:table-cell table:number-columns-repeated="2" table:style-name="ce15"/>
          <table:table-cell office:value-type="float" office:value="711" table:style-name="ce15">
            <text:p>711,00 €</text:p>
          </table:table-cell>
          <table:table-cell office:value-type="float" office:value="711" table:style-name="ce15">
            <text:p>711,00 €</text:p>
          </table:table-cell>
          <table:table-cell table:style-name="ce12"/>
          <table:table-cell office:value-type="float" office:value="10961" table:formula="of:=SUM([.C4:.N4])" table:style-name="ce13">
            <text:p>10 961,00 €</text:p>
          </table:table-cell>
          <table:table-cell table:style-name="ce8"/>
          <table:table-cell table:number-columns-repeated="16367"/>
        </table:table-row>
        <table:table-row table:style-name="ro1">
          <table:table-cell table:style-name="ce2"/>
          <table:table-cell office:value-type="string" table:style-name="ce16">
            <text:p>Total salaires</text:p>
          </table:table-cell>
          <table:table-cell office:value-type="float" office:value="3522" table:formula="of:=SUM([.C2:.C4])" table:style-name="ce17">
            <text:p>3 522,00 €</text:p>
          </table:table-cell>
          <table:table-cell office:value-type="float" office:value="1771" table:formula="of:=SUM([.D2:.D4])" table:style-name="ce17">
            <text:p>1 771,00 €</text:p>
          </table:table-cell>
          <table:table-cell office:value-type="float" office:value="1694" table:formula="of:=SUM([.E2:.E4])" table:style-name="ce17">
            <text:p>1 694,00 €</text:p>
          </table:table-cell>
          <table:table-cell office:value-type="float" office:value="1764" table:formula="of:=SUM([.F2:.F4])" table:style-name="ce17">
            <text:p>1 764,00 €</text:p>
          </table:table-cell>
          <table:table-cell office:value-type="float" office:value="3052" table:formula="of:=SUM([.G2:.G4])" table:style-name="ce17">
            <text:p>3 052,00 €</text:p>
          </table:table-cell>
          <table:table-cell office:value-type="float" office:value="4035" table:formula="of:=SUM([.H2:.H4])" table:style-name="ce17">
            <text:p>4 035,00 €</text:p>
          </table:table-cell>
          <table:table-cell office:value-type="float" office:value="1357" table:formula="of:=SUM([.I2:.I4])" table:style-name="ce17">
            <text:p>1 357,00 €</text:p>
          </table:table-cell>
          <table:table-cell office:value-type="float" office:value="1298" table:formula="of:=SUM([.J2:.J4])" table:style-name="ce17">
            <text:p>1 298,00 €</text:p>
          </table:table-cell>
          <table:table-cell office:value-type="float" office:value="924" table:formula="of:=SUM([.K2:.K4])" table:style-name="ce17">
            <text:p>924,00 €</text:p>
          </table:table-cell>
          <table:table-cell office:value-type="float" office:value="924" table:formula="of:=SUM([.L2:.L4])" table:style-name="ce17">
            <text:p>924,00 €</text:p>
          </table:table-cell>
          <table:table-cell office:value-type="float" office:value="1371" table:formula="of:=SUM([.M2:.M4])" table:style-name="ce17">
            <text:p>1 371,00 €</text:p>
          </table:table-cell>
          <table:table-cell office:value-type="float" office:value="1727" table:formula="of:=SUM([.N2:.N4])" table:style-name="ce17">
            <text:p>1 727,00 €</text:p>
          </table:table-cell>
          <table:table-cell table:style-name="ce12"/>
          <table:table-cell office:value-type="float" office:value="23439" table:formula="of:=SUM([.C5:.N5])" table:style-name="ce17">
            <text:p>23 439,00 €</text:p>
          </table:table-cell>
          <table:table-cell table:style-name="ce8"/>
          <table:table-cell table:number-columns-repeated="16367"/>
        </table:table-row>
        <table:table-row table:style-name="ro1">
          <table:table-cell table:style-name="ce2"/>
          <table:table-cell table:style-name="ce9"/>
          <table:table-cell table:number-columns-repeated="12" table:style-name="ce18"/>
          <table:table-cell table:number-columns-repeated="3" table:style-name="ce8"/>
          <table:table-cell table:number-columns-repeated="16367"/>
        </table:table-row>
        <table:table-row table:style-name="ro1">
          <table:table-cell office:value-type="string" table:number-columns-spanned="1" table:number-rows-spanned="12" table:style-name="ce25">
            <text:p>Charges</text:p>
          </table:table-cell>
          <table:table-cell office:value-type="string" table:style-name="ce10">
            <text:p>Loyer et foncier</text:p>
          </table:table-cell>
          <table:table-cell office:value-type="float" office:value="1134.6300000000001" table:style-name="ce11">
            <text:p>1 134,63 €</text:p>
          </table:table-cell>
          <table:table-cell office:value-type="float" office:value="1134.6300000000001" table:style-name="ce11">
            <text:p>1 134,63 €</text:p>
          </table:table-cell>
          <table:table-cell office:value-type="float" office:value="1134.6300000000001" table:style-name="ce11">
            <text:p>1 134,63 €</text:p>
          </table:table-cell>
          <table:table-cell office:value-type="float" office:value="1134.6300000000001" table:style-name="ce11">
            <text:p>1 134,63 €</text:p>
          </table:table-cell>
          <table:table-cell office:value-type="float" office:value="1134.6300000000001" table:style-name="ce11">
            <text:p>1 134,63 €</text:p>
          </table:table-cell>
          <table:table-cell office:value-type="float" office:value="1134.6300000000001" table:style-name="ce11">
            <text:p>1 134,63 €</text:p>
          </table:table-cell>
          <table:table-cell office:value-type="float" office:value="1134.6300000000001" table:style-name="ce11">
            <text:p>1 134,63 €</text:p>
          </table:table-cell>
          <table:table-cell office:value-type="float" office:value="1134.6300000000001" table:style-name="ce11">
            <text:p>1 134,63 €</text:p>
          </table:table-cell>
          <table:table-cell office:value-type="float" office:value="1134.6300000000001" table:style-name="ce11">
            <text:p>1 134,63 €</text:p>
          </table:table-cell>
          <table:table-cell office:value-type="float" office:value="607.35" table:style-name="ce11">
            <text:p>607,35 €</text:p>
          </table:table-cell>
          <table:table-cell office:value-type="float" office:value="1373.12" table:style-name="ce11">
            <text:p>1 373,12 €</text:p>
          </table:table-cell>
          <table:table-cell office:value-type="float" office:value="1173.1199999999999" table:style-name="ce11">
            <text:p>1 173,12 €</text:p>
          </table:table-cell>
          <table:table-cell table:style-name="ce19"/>
          <table:table-cell office:value-type="float" office:value="13365.260000000002" table:formula="of:=SUM([.C7:.N7])" table:style-name="ce13">
            <text:p>13 365,26 €</text:p>
          </table:table-cell>
          <table:table-cell table:style-name="ce8"/>
          <table:table-cell table:number-columns-repeated="16367"/>
        </table:table-row>
        <table:table-row table:style-name="ro1">
          <table:covered-table-cell/>
          <table:table-cell office:value-type="string" table:style-name="ce10">
            <text:p>EDF</text:p>
          </table:table-cell>
          <table:table-cell office:value-type="float" office:value="65.78" table:style-name="ce11">
            <text:p>65,78 €</text:p>
          </table:table-cell>
          <table:table-cell table:number-columns-repeated="2" table:style-name="ce11"/>
          <table:table-cell office:value-type="float" office:value="225" table:style-name="ce11">
            <text:p>225,00 €</text:p>
          </table:table-cell>
          <table:table-cell office:value-type="float" office:value="40.5" table:style-name="ce11">
            <text:p>40,50 €</text:p>
          </table:table-cell>
          <table:table-cell office:value-type="float" office:value="123.11" table:style-name="ce11">
            <text:p>123,11 €</text:p>
          </table:table-cell>
          <table:table-cell office:value-type="float" office:value="157.08000000000001" table:style-name="ce11">
            <text:p>157,08 €</text:p>
          </table:table-cell>
          <table:table-cell office:value-type="float" office:value="33.97" table:style-name="ce11">
            <text:p>33,97 €</text:p>
          </table:table-cell>
          <table:table-cell table:style-name="ce11"/>
          <table:table-cell office:value-type="float" office:value="239.17" table:style-name="ce11">
            <text:p>239,17 €</text:p>
          </table:table-cell>
          <table:table-cell office:value-type="float" office:value="44.58" table:style-name="ce11">
            <text:p>44,58 €</text:p>
          </table:table-cell>
          <table:table-cell table:style-name="ce11"/>
          <table:table-cell table:style-name="ce19"/>
          <table:table-cell office:value-type="float" office:value="929.19" table:formula="of:=SUM([.C8:.N8])" table:style-name="ce13">
            <text:p>929,19 €</text:p>
          </table:table-cell>
          <table:table-cell table:style-name="ce8"/>
          <table:table-cell table:number-columns-repeated="16367"/>
        </table:table-row>
        <table:table-row table:style-name="ro1">
          <table:covered-table-cell/>
          <table:table-cell office:value-type="string" table:style-name="ce10">
            <text:p>Sud Ouest Mutualité</text:p>
          </table:table-cell>
          <table:table-cell office:value-type="float" office:value="67.81" table:style-name="ce11">
            <text:p>67,81 €</text:p>
          </table:table-cell>
          <table:table-cell office:value-type="float" office:value="67.81" table:style-name="ce11">
            <text:p>67,81 €</text:p>
          </table:table-cell>
          <table:table-cell office:value-type="float" office:value="67.81" table:style-name="ce11">
            <text:p>67,81 €</text:p>
          </table:table-cell>
          <table:table-cell office:value-type="float" office:value="67.81" table:style-name="ce11">
            <text:p>67,81 €</text:p>
          </table:table-cell>
          <table:table-cell office:value-type="float" office:value="67.81" table:style-name="ce11">
            <text:p>67,81 €</text:p>
          </table:table-cell>
          <table:table-cell office:value-type="float" office:value="67.81" table:style-name="ce11">
            <text:p>67,81 €</text:p>
          </table:table-cell>
          <table:table-cell office:value-type="float" office:value="67.81" table:style-name="ce11">
            <text:p>67,81 €</text:p>
          </table:table-cell>
          <table:table-cell office:value-type="float" office:value="67.81" table:style-name="ce11">
            <text:p>67,81 €</text:p>
          </table:table-cell>
          <table:table-cell office:value-type="float" office:value="67.81" table:style-name="ce11">
            <text:p>67,81 €</text:p>
          </table:table-cell>
          <table:table-cell office:value-type="float" office:value="67.81" table:style-name="ce11">
            <text:p>67,81 €</text:p>
          </table:table-cell>
          <table:table-cell office:value-type="float" office:value="67.81" table:style-name="ce11">
            <text:p>67,81 €</text:p>
          </table:table-cell>
          <table:table-cell office:value-type="float" office:value="67.81" table:style-name="ce11">
            <text:p>67,81 €</text:p>
          </table:table-cell>
          <table:table-cell table:style-name="ce19"/>
          <table:table-cell office:value-type="float" office:value="813.7199999999998" table:formula="of:=SUM([.C9:.N9])" table:style-name="ce13">
            <text:p>813,72 €</text:p>
          </table:table-cell>
          <table:table-cell table:style-name="ce8"/>
          <table:table-cell table:number-columns-repeated="16367"/>
        </table:table-row>
        <table:table-row table:style-name="ro1">
          <table:covered-table-cell/>
          <table:table-cell office:value-type="string" table:style-name="ce10">
            <text:p>Assurance Maïf</text:p>
          </table:table-cell>
          <table:table-cell office:value-type="float" office:value="44.54" table:style-name="ce11">
            <text:p>44,54 €</text:p>
          </table:table-cell>
          <table:table-cell office:value-type="float" office:value="44.68" table:style-name="ce11">
            <text:p>44,68 €</text:p>
          </table:table-cell>
          <table:table-cell office:value-type="float" office:value="44.68" table:style-name="ce11">
            <text:p>44,68 €</text:p>
          </table:table-cell>
          <table:table-cell office:value-type="float" office:value="44.68" table:style-name="ce11">
            <text:p>44,68 €</text:p>
          </table:table-cell>
          <table:table-cell office:value-type="float" office:value="44.68" table:style-name="ce11">
            <text:p>44,68 €</text:p>
          </table:table-cell>
          <table:table-cell office:value-type="float" office:value="44.68" table:style-name="ce11">
            <text:p>44,68 €</text:p>
          </table:table-cell>
          <table:table-cell office:value-type="float" office:value="44.68" table:style-name="ce11">
            <text:p>44,68 €</text:p>
          </table:table-cell>
          <table:table-cell office:value-type="float" office:value="44.68" table:style-name="ce11">
            <text:p>44,68 €</text:p>
          </table:table-cell>
          <table:table-cell office:value-type="float" office:value="44.68" table:style-name="ce11">
            <text:p>44,68 €</text:p>
          </table:table-cell>
          <table:table-cell office:value-type="float" office:value="44.68" table:style-name="ce11">
            <text:p>44,68 €</text:p>
          </table:table-cell>
          <table:table-cell office:value-type="float" office:value="44.68" table:style-name="ce11">
            <text:p>44,68 €</text:p>
          </table:table-cell>
          <table:table-cell office:value-type="float" office:value="44.72" table:style-name="ce11">
            <text:p>44,72 €</text:p>
          </table:table-cell>
          <table:table-cell table:style-name="ce19"/>
          <table:table-cell office:value-type="float" office:value="536.06000000000006" table:formula="of:=SUM([.C10:.N10])" table:style-name="ce13">
            <text:p>536,06 €</text:p>
          </table:table-cell>
          <table:table-cell table:style-name="ce8"/>
          <table:table-cell table:number-columns-repeated="16367"/>
        </table:table-row>
        <table:table-row table:style-name="ro1">
          <table:covered-table-cell/>
          <table:table-cell office:value-type="string" table:style-name="ce10">
            <text:p><text:s/>Banque</text:p>
          </table:table-cell>
          <table:table-cell office:value-type="float" office:value="40" table:style-name="ce11">
            <text:p>40,00 €</text:p>
          </table:table-cell>
          <table:table-cell office:value-type="float" office:value="17.5" table:style-name="ce11">
            <text:p>17,50 €</text:p>
          </table:table-cell>
          <table:table-cell office:value-type="float" office:value="17.5" table:style-name="ce11">
            <text:p>17,50 €</text:p>
          </table:table-cell>
          <table:table-cell office:value-type="float" office:value="17.5" table:style-name="ce11">
            <text:p>17,50 €</text:p>
          </table:table-cell>
          <table:table-cell office:value-type="float" office:value="17.5" table:style-name="ce11">
            <text:p>17,50 €</text:p>
          </table:table-cell>
          <table:table-cell office:value-type="float" office:value="17.5" table:style-name="ce11">
            <text:p>17,50 €</text:p>
          </table:table-cell>
          <table:table-cell office:value-type="float" office:value="17.5" table:style-name="ce11">
            <text:p>17,50 €</text:p>
          </table:table-cell>
          <table:table-cell office:value-type="float" office:value="17.5" table:style-name="ce11">
            <text:p>17,50 €</text:p>
          </table:table-cell>
          <table:table-cell office:value-type="float" office:value="17.5" table:style-name="ce11">
            <text:p>17,50 €</text:p>
          </table:table-cell>
          <table:table-cell office:value-type="float" office:value="56.5" table:style-name="ce11">
            <text:p>56,50 €</text:p>
          </table:table-cell>
          <table:table-cell office:value-type="float" office:value="17.5" table:style-name="ce11">
            <text:p>17,50 €</text:p>
          </table:table-cell>
          <table:table-cell office:value-type="float" office:value="17.5" table:style-name="ce11">
            <text:p>17,50 €</text:p>
          </table:table-cell>
          <table:table-cell table:style-name="ce19"/>
          <table:table-cell office:value-type="float" office:value="271.5" table:formula="of:=SUM([.C11:.N11])" table:style-name="ce13">
            <text:p>271,50 €</text:p>
          </table:table-cell>
          <table:table-cell table:style-name="ce8"/>
          <table:table-cell table:number-columns-repeated="16367"/>
        </table:table-row>
        <table:table-row table:style-name="ro1">
          <table:covered-table-cell/>
          <table:table-cell office:value-type="string" table:style-name="ce10">
            <text:p>HA matériel,costume,goûters,travaux</text:p>
          </table:table-cell>
          <table:table-cell office:value-type="float" office:value="67.37" table:style-name="ce11">
            <text:p>67,37 €</text:p>
          </table:table-cell>
          <table:table-cell table:number-columns-repeated="2" table:style-name="ce11"/>
          <table:table-cell office:value-type="float" office:value="167.4" table:style-name="ce11">
            <text:p>167,40 €</text:p>
          </table:table-cell>
          <table:table-cell office:value-type="float" office:value="65.09" table:style-name="ce11">
            <text:p>65,09 €</text:p>
          </table:table-cell>
          <table:table-cell office:value-type="float" office:value="43.06" table:style-name="ce11">
            <text:p>43,06 €</text:p>
          </table:table-cell>
          <table:table-cell table:style-name="ce11"/>
          <table:table-cell office:value-type="float" office:value="39" table:style-name="ce11">
            <text:p>39,00 €</text:p>
          </table:table-cell>
          <table:table-cell office:value-type="float" office:value="371.05" table:style-name="ce11">
            <text:p>371,05 €</text:p>
          </table:table-cell>
          <table:table-cell office:value-type="float" office:value="1064.6199999999999" table:style-name="ce11">
            <text:p>1 064,62 €</text:p>
          </table:table-cell>
          <table:table-cell table:style-name="ce11"/>
          <table:table-cell office:value-type="float" office:value="105" table:style-name="ce11">
            <text:p>105,00 €</text:p>
          </table:table-cell>
          <table:table-cell table:style-name="ce19"/>
          <table:table-cell office:value-type="float" office:value="1922.59" table:formula="of:=SUM([.C12:.N12])" table:style-name="ce13">
            <text:p>1 922,59 €</text:p>
          </table:table-cell>
          <table:table-cell table:style-name="ce8"/>
          <table:table-cell table:number-columns-repeated="16367"/>
        </table:table-row>
        <table:table-row table:style-name="ro1">
          <table:covered-table-cell/>
          <table:table-cell office:value-type="string" table:style-name="ce10">
            <text:p>SACEM</text:p>
          </table:table-cell>
          <table:table-cell table:number-columns-repeated="6" table:style-name="ce11"/>
          <table:table-cell office:value-type="float" office:value="256.07" table:style-name="ce11">
            <text:p>256,07 €</text:p>
          </table:table-cell>
          <table:table-cell table:number-columns-repeated="2" table:style-name="ce11"/>
          <table:table-cell office:value-type="float" office:value="258.12" table:style-name="ce11">
            <text:p>258,12 €</text:p>
          </table:table-cell>
          <table:table-cell table:number-columns-repeated="2" table:style-name="ce11"/>
          <table:table-cell table:style-name="ce19"/>
          <table:table-cell office:value-type="float" office:value="514.19000000000005" table:formula="of:=SUM([.C13:.N13])" table:style-name="ce13">
            <text:p>514,19 €</text:p>
          </table:table-cell>
          <table:table-cell table:style-name="ce8"/>
          <table:table-cell table:number-columns-repeated="16367"/>
        </table:table-row>
        <table:table-row table:style-name="ro1">
          <table:covered-table-cell/>
          <table:table-cell office:value-type="string" table:style-name="ce10">
            <text:p>SPREE</text:p>
          </table:table-cell>
          <table:table-cell table:number-columns-repeated="9" table:style-name="ce11"/>
          <table:table-cell office:value-type="float" office:value="173.67" table:style-name="ce11">
            <text:p>173,67 €</text:p>
          </table:table-cell>
          <table:table-cell table:number-columns-repeated="2" table:style-name="ce11"/>
          <table:table-cell table:style-name="ce19"/>
          <table:table-cell office:value-type="float" office:value="173.67" table:formula="of:=SUM([.C14:.N14])" table:style-name="ce13">
            <text:p>173,67 €</text:p>
          </table:table-cell>
          <table:table-cell table:style-name="ce8"/>
          <table:table-cell table:number-columns-repeated="16367"/>
        </table:table-row>
        <table:table-row table:style-name="ro1">
          <table:covered-table-cell/>
          <table:table-cell office:value-type="string" table:style-name="ce10">
            <text:p>Location théâtre</text:p>
          </table:table-cell>
          <table:table-cell table:number-columns-repeated="6" table:style-name="ce11"/>
          <table:table-cell office:value-type="float" office:value="900" table:style-name="ce11">
            <text:p>900,00 €</text:p>
          </table:table-cell>
          <table:table-cell table:number-columns-repeated="5" table:style-name="ce11"/>
          <table:table-cell table:style-name="ce19"/>
          <table:table-cell office:value-type="float" office:value="900" table:formula="of:=SUM([.C15:.N15])" table:style-name="ce13">
            <text:p>900,00 €</text:p>
          </table:table-cell>
          <table:table-cell table:style-name="ce8"/>
          <table:table-cell table:number-columns-repeated="16367"/>
        </table:table-row>
        <table:table-row table:style-name="ro1">
          <table:covered-table-cell/>
          <table:table-cell office:value-type="string" table:style-name="ce10">
            <text:p>Publicité, poste,1&amp;1 <text:s/>et téléphone</text:p>
          </table:table-cell>
          <table:table-cell office:value-type="float" office:value="20.84" table:style-name="ce11">
            <text:p>20,84 €</text:p>
          </table:table-cell>
          <table:table-cell office:value-type="float" office:value="30.2" table:style-name="ce11">
            <text:p>30,20 €</text:p>
          </table:table-cell>
          <table:table-cell office:value-type="float" office:value="5.99" table:style-name="ce11">
            <text:p>5,99 €</text:p>
          </table:table-cell>
          <table:table-cell office:value-type="float" office:value="5.99" table:style-name="ce11">
            <text:p>5,99 €</text:p>
          </table:table-cell>
          <table:table-cell office:value-type="float" office:value="25.1" table:style-name="ce11">
            <text:p>25,10 €</text:p>
          </table:table-cell>
          <table:table-cell office:value-type="float" office:value="5.99" table:style-name="ce11">
            <text:p>5,99 €</text:p>
          </table:table-cell>
          <table:table-cell office:value-type="float" office:value="5.99" table:style-name="ce11">
            <text:p>5,99 €</text:p>
          </table:table-cell>
          <table:table-cell office:value-type="float" office:value="34.26" table:style-name="ce11">
            <text:p>34,26 €</text:p>
          </table:table-cell>
          <table:table-cell office:value-type="float" office:value="5.99" table:style-name="ce11">
            <text:p>5,99 €</text:p>
          </table:table-cell>
          <table:table-cell office:value-type="float" office:value="5.99" table:style-name="ce11">
            <text:p>5,99 €</text:p>
          </table:table-cell>
          <table:table-cell office:value-type="float" office:value="25.1" table:style-name="ce11">
            <text:p>25,10 €</text:p>
          </table:table-cell>
          <table:table-cell office:value-type="float" office:value="12.49" table:style-name="ce11">
            <text:p>12,49 €</text:p>
          </table:table-cell>
          <table:table-cell table:style-name="ce19"/>
          <table:table-cell office:value-type="float" office:value="183.93" table:formula="of:=SUM([.C16:.N16])" table:style-name="ce13">
            <text:p>183,93 €</text:p>
          </table:table-cell>
          <table:table-cell table:style-name="ce8"/>
          <table:table-cell table:number-columns-repeated="16367"/>
        </table:table-row>
        <table:table-row table:style-name="ro1">
          <table:covered-table-cell/>
          <table:table-cell office:value-type="string" table:style-name="ce10">
            <text:p>Formation et intervention<text:s/></text:p>
          </table:table-cell>
          <table:table-cell table:number-columns-repeated="3" table:style-name="ce11"/>
          <table:table-cell office:value-type="float" office:value="120" table:style-name="ce11">
            <text:p>120,00 €</text:p>
          </table:table-cell>
          <table:table-cell table:number-columns-repeated="8" table:style-name="ce11"/>
          <table:table-cell table:style-name="ce19"/>
          <table:table-cell office:value-type="float" office:value="120" table:formula="of:=SUM([.C17:.N17])" table:style-name="ce13">
            <text:p>120,00 €</text:p>
          </table:table-cell>
          <table:table-cell table:style-name="ce8"/>
          <table:table-cell table:number-columns-repeated="16367"/>
        </table:table-row>
        <table:table-row table:style-name="ro1">
          <table:covered-table-cell/>
          <table:table-cell office:value-type="string" table:style-name="ce10">
            <text:p>Remboursement cotisations et impayés</text:p>
          </table:table-cell>
          <table:table-cell table:number-columns-repeated="12" table:style-name="ce11"/>
          <table:table-cell table:style-name="ce19"/>
          <table:table-cell office:value-type="float" office:value="0" table:formula="of:=SUM([.C18:.N18])" table:style-name="ce13">
            <text:p>0,00 €</text:p>
          </table:table-cell>
          <table:table-cell table:style-name="ce8"/>
          <table:table-cell table:number-columns-repeated="16367"/>
        </table:table-row>
        <table:table-row table:style-name="ro1">
          <table:table-cell table:style-name="ce2"/>
          <table:table-cell office:value-type="string" table:style-name="ce16">
            <text:p>Total charges</text:p>
          </table:table-cell>
          <table:table-cell office:value-type="float" office:value="1440.97" table:formula="of:=SUM([.C7:.C18])" table:style-name="ce17">
            <text:p>1 440,97 €</text:p>
          </table:table-cell>
          <table:table-cell office:value-type="float" office:value="1294.8200000000002" table:formula="of:=SUM([.D7:.D18])" table:style-name="ce17">
            <text:p>1 294,82 €</text:p>
          </table:table-cell>
          <table:table-cell office:value-type="float" office:value="1270.6100000000001" table:formula="of:=SUM([.E7:.E18])" table:style-name="ce17">
            <text:p>1 270,61 €</text:p>
          </table:table-cell>
          <table:table-cell office:value-type="float" office:value="1783.0100000000002" table:formula="of:=SUM([.F7:.F18])" table:style-name="ce17">
            <text:p>1 783,01 €</text:p>
          </table:table-cell>
          <table:table-cell office:value-type="float" office:value="1395.31" table:formula="of:=SUM([.G7:.G18])" table:style-name="ce17">
            <text:p>1 395,31 €</text:p>
          </table:table-cell>
          <table:table-cell office:value-type="float" office:value="1436.78" table:formula="of:=SUM([.H7:.H18])" table:style-name="ce17">
            <text:p>1 436,78 €</text:p>
          </table:table-cell>
          <table:table-cell office:value-type="float" office:value="2583.7599999999998" table:formula="of:=SUM([.I7:.I18])" table:style-name="ce17">
            <text:p>2 583,76 €</text:p>
          </table:table-cell>
          <table:table-cell office:value-type="float" office:value="1371.8500000000001" table:formula="of:=SUM([.J7:.J18])" table:style-name="ce17">
            <text:p>1 371,85 €</text:p>
          </table:table-cell>
          <table:table-cell office:value-type="float" office:value="1641.66" table:formula="of:=SUM([.K7:.K18])" table:style-name="ce17">
            <text:p>1 641,66 €</text:p>
          </table:table-cell>
          <table:table-cell office:value-type="float" office:value="2517.9099999999994" table:formula="of:=SUM([.L7:.L18])" table:style-name="ce17">
            <text:p>2 517,91 €</text:p>
          </table:table-cell>
          <table:table-cell office:value-type="float" office:value="1572.7899999999997" table:formula="of:=SUM([.M7:.M18])" table:style-name="ce17">
            <text:p>1 572,79 €</text:p>
          </table:table-cell>
          <table:table-cell office:value-type="float" office:value="1420.6399999999999" table:formula="of:=SUM([.N7:.N18])" table:style-name="ce17">
            <text:p>1 420,64 €</text:p>
          </table:table-cell>
          <table:table-cell table:style-name="ce9"/>
          <table:table-cell office:value-type="float" office:value="19730.11" table:formula="of:=SUM([.C19:.N19])" table:style-name="ce17">
            <text:p>19 730,11 €</text:p>
          </table:table-cell>
          <table:table-cell table:style-name="ce8"/>
          <table:table-cell table:number-columns-repeated="16367"/>
        </table:table-row>
        <table:table-row table:style-name="ro1">
          <table:table-cell table:style-name="ce2"/>
          <table:table-cell table:number-columns-repeated="15" table:style-name="ce20"/>
          <table:table-cell table:style-name="ce8"/>
          <table:table-cell table:number-columns-repeated="16367"/>
        </table:table-row>
        <table:table-row table:style-name="ro1">
          <table:table-cell table:style-name="ce2"/>
          <table:table-cell table:number-columns-repeated="1023" table:style-name="ce9"/>
          <table:table-cell table:number-columns-repeated="15360"/>
        </table:table-row>
        <table:table-row table:style-name="ro1">
          <table:table-cell office:value-type="string" table:number-columns-spanned="1" table:number-rows-spanned="4" table:style-name="ce25">
            <text:p>Recettes</text:p>
          </table:table-cell>
          <table:table-cell office:value-type="string" table:style-name="ce21">
            <text:p>Stage,intervention école et spectacle</text:p>
          </table:table-cell>
          <table:table-cell office:value-type="float" office:value="222" table:style-name="ce11">
            <text:p>222,00 €</text:p>
          </table:table-cell>
          <table:table-cell table:style-name="ce11"/>
          <table:table-cell office:value-type="float" office:value="684" table:style-name="ce11">
            <text:p>684,00 €</text:p>
          </table:table-cell>
          <table:table-cell table:number-columns-repeated="2" table:style-name="ce11"/>
          <table:table-cell office:value-type="float" office:value="1874" table:style-name="ce11">
            <text:p>1 874,00 €</text:p>
          </table:table-cell>
          <table:table-cell table:number-columns-repeated="5" table:style-name="ce11"/>
          <table:table-cell office:value-type="float" office:value="280" table:style-name="ce11">
            <text:p>280,00 €</text:p>
          </table:table-cell>
          <table:table-cell table:style-name="ce9"/>
          <table:table-cell office:value-type="float" office:value="3060" table:formula="of:=SUM([.C22:.N22])" table:style-name="ce13">
            <text:p>3 060,00 €</text:p>
          </table:table-cell>
          <table:table-cell table:style-name="ce8"/>
          <table:table-cell table:number-columns-repeated="16367"/>
        </table:table-row>
        <table:table-row table:style-name="ro1">
          <table:covered-table-cell/>
          <table:table-cell office:value-type="string" table:style-name="ce21">
            <text:p>Chèques vacances subvention</text:p>
          </table:table-cell>
          <table:table-cell table:number-columns-repeated="6" table:style-name="ce11"/>
          <table:table-cell office:value-type="float" office:value="425.7" table:style-name="ce11">
            <text:p>425,70 €</text:p>
          </table:table-cell>
          <table:table-cell office:value-type="float" office:value="336.6" table:style-name="ce11">
            <text:p>336,60 €</text:p>
          </table:table-cell>
          <table:table-cell table:number-columns-repeated="3" table:style-name="ce11"/>
          <table:table-cell office:value-type="float" office:value="1480" table:style-name="ce11">
            <text:p>1 480,00 €</text:p>
          </table:table-cell>
          <table:table-cell table:style-name="ce9"/>
          <table:table-cell office:value-type="float" office:value="2242.3000000000002" table:formula="of:=SUM([.C23:.N23])" table:style-name="ce13">
            <text:p>2 242,30 €</text:p>
          </table:table-cell>
          <table:table-cell table:style-name="ce8"/>
          <table:table-cell table:number-columns-repeated="16367"/>
        </table:table-row>
        <table:table-row table:style-name="ro1">
          <table:covered-table-cell/>
          <table:table-cell office:value-type="string" table:style-name="ce21">
            <text:p>Sous location</text:p>
          </table:table-cell>
          <table:table-cell table:number-columns-repeated="2" table:style-name="ce11"/>
          <table:table-cell office:value-type="float" office:value="160" table:style-name="ce11">
            <text:p>160,00 €</text:p>
          </table:table-cell>
          <table:table-cell office:value-type="float" office:value="160" table:style-name="ce11">
            <text:p>160,00 €</text:p>
          </table:table-cell>
          <table:table-cell table:style-name="ce11"/>
          <table:table-cell office:value-type="float" office:value="160" table:style-name="ce11">
            <text:p>160,00 €</text:p>
          </table:table-cell>
          <table:table-cell table:number-columns-repeated="6" table:style-name="ce11"/>
          <table:table-cell table:style-name="ce9"/>
          <table:table-cell office:value-type="float" office:value="480" table:formula="of:=SUM([.C24:.N24])" table:style-name="ce13">
            <text:p>480,00 €</text:p>
          </table:table-cell>
          <table:table-cell table:style-name="ce8"/>
          <table:table-cell table:number-columns-repeated="16367"/>
        </table:table-row>
        <table:table-row table:style-name="ro1">
          <table:covered-table-cell/>
          <table:table-cell office:value-type="string" table:style-name="ce21">
            <text:p>Cotisations</text:p>
          </table:table-cell>
          <table:table-cell office:value-type="float" office:value="2119" table:style-name="ce11">
            <text:p>2 119,00 €</text:p>
          </table:table-cell>
          <table:table-cell office:value-type="float" office:value="2449.1" table:style-name="ce11">
            <text:p>2 449,10 €</text:p>
          </table:table-cell>
          <table:table-cell office:value-type="float" office:value="2211.6" table:style-name="ce11">
            <text:p>2 211,60 €</text:p>
          </table:table-cell>
          <table:table-cell office:value-type="float" office:value="2654.1" table:style-name="ce11">
            <text:p>2 654,10 €</text:p>
          </table:table-cell>
          <table:table-cell office:value-type="float" office:value="2654" table:style-name="ce11">
            <text:p>2 654,00 €</text:p>
          </table:table-cell>
          <table:table-cell office:value-type="float" office:value="2617.8000000000002" table:style-name="ce11">
            <text:p>2 617,80 €</text:p>
          </table:table-cell>
          <table:table-cell table:style-name="ce11"/>
          <table:table-cell office:value-type="float" office:value="323" table:style-name="ce11">
            <text:p>323,00 €</text:p>
          </table:table-cell>
          <table:table-cell office:value-type="float" office:value="9141.1" table:style-name="ce11">
            <text:p>9 141,10 €</text:p>
          </table:table-cell>
          <table:table-cell office:value-type="float" office:value="4627.2" table:style-name="ce11">
            <text:p>4 627,20 €</text:p>
          </table:table-cell>
          <table:table-cell office:value-type="float" office:value="2588.75" table:style-name="ce11">
            <text:p>2 588,75 €</text:p>
          </table:table-cell>
          <table:table-cell office:value-type="float" office:value="2132.1999999999998" table:style-name="ce11">
            <text:p>2 132,20 €</text:p>
          </table:table-cell>
          <table:table-cell table:style-name="ce9"/>
          <table:table-cell office:value-type="float" office:value="33517.850000000006" table:formula="of:=SUM([.C25:.N25])" table:style-name="ce13">
            <text:p>33 517,85 €</text:p>
          </table:table-cell>
          <table:table-cell table:style-name="ce8"/>
          <table:table-cell table:number-columns-repeated="16367"/>
        </table:table-row>
        <table:table-row table:style-name="ro1">
          <table:table-cell table:style-name="ce2"/>
          <table:table-cell office:value-type="string" table:style-name="ce16">
            <text:p>Total recettes</text:p>
          </table:table-cell>
          <table:table-cell office:value-type="float" office:value="2341" table:formula="of:=SUM([.C22:.C25])" table:style-name="ce17">
            <text:p>2 341,00 €</text:p>
          </table:table-cell>
          <table:table-cell office:value-type="float" office:value="2449.1" table:formula="of:=SUM([.D22:.D25])" table:style-name="ce17">
            <text:p>2 449,10 €</text:p>
          </table:table-cell>
          <table:table-cell office:value-type="float" office:value="3055.6" table:formula="of:=SUM([.E22:.E25])" table:style-name="ce17">
            <text:p>3 055,60 €</text:p>
          </table:table-cell>
          <table:table-cell office:value-type="float" office:value="2814.1" table:formula="of:=SUM([.F22:.F25])" table:style-name="ce17">
            <text:p>2 814,10 €</text:p>
          </table:table-cell>
          <table:table-cell office:value-type="float" office:value="2654" table:formula="of:=SUM([.G22:.G25])" table:style-name="ce17">
            <text:p>2 654,00 €</text:p>
          </table:table-cell>
          <table:table-cell office:value-type="float" office:value="4651.8" table:formula="of:=SUM([.H22:.H25])" table:style-name="ce17">
            <text:p>4 651,80 €</text:p>
          </table:table-cell>
          <table:table-cell office:value-type="float" office:value="425.7" table:formula="of:=SUM([.I22:.I25])" table:style-name="ce17">
            <text:p>425,70 €</text:p>
          </table:table-cell>
          <table:table-cell office:value-type="float" office:value="659.6" table:formula="of:=SUM([.J22:.J25])" table:style-name="ce17">
            <text:p>659,60 €</text:p>
          </table:table-cell>
          <table:table-cell office:value-type="float" office:value="9141.1" table:formula="of:=SUM([.K22:.K25])" table:style-name="ce17">
            <text:p>9 141,10 €</text:p>
          </table:table-cell>
          <table:table-cell office:value-type="float" office:value="4627.2" table:formula="of:=SUM([.L22:.L25])" table:style-name="ce17">
            <text:p>4 627,20 €</text:p>
          </table:table-cell>
          <table:table-cell office:value-type="float" office:value="2588.75" table:formula="of:=SUM([.M22:.M25])" table:style-name="ce17">
            <text:p>2 588,75 €</text:p>
          </table:table-cell>
          <table:table-cell office:value-type="float" office:value="3892.2" table:formula="of:=SUM([.N22:.N25])" table:style-name="ce17">
            <text:p>3 892,20 €</text:p>
          </table:table-cell>
          <table:table-cell table:style-name="ce9"/>
          <table:table-cell office:value-type="float" office:value="39300.149999999994" table:formula="of:=SUM([.C26:.N26])" table:style-name="ce17">
            <text:p>39 300,15 €</text:p>
          </table:table-cell>
          <table:table-cell table:style-name="ce8"/>
          <table:table-cell table:number-columns-repeated="16367"/>
        </table:table-row>
        <table:table-row table:style-name="ro1">
          <table:table-cell table:style-name="ce2"/>
          <table:table-cell table:number-columns-repeated="1023" table:style-name="ce9"/>
          <table:table-cell table:number-columns-repeated="15360"/>
        </table:table-row>
        <table:table-row table:style-name="ro1">
          <table:table-cell table:style-name="ce2"/>
          <table:table-cell office:value-type="string" table:style-name="ce7">
            <text:p>BILAN MENSUEL</text:p>
          </table:table-cell>
          <table:table-cell office:value-type="float" office:value="-2621.9700000000003" table:formula="of:=[.C26]-[.C19]-[.C5]" table:style-name="ce22">
            <text:p>-2 621,97 €</text:p>
          </table:table-cell>
          <table:table-cell office:value-type="float" office:value="-616.72000000000025" table:formula="of:=[.D26]-[.D19]-[.D5]" table:style-name="ce22">
            <text:p>-616,72 €</text:p>
          </table:table-cell>
          <table:table-cell office:value-type="float" office:value="90.989999999999782" table:formula="of:=[.E26]-[.E19]-[.E5]" table:style-name="ce22">
            <text:p>90,99 €</text:p>
          </table:table-cell>
          <table:table-cell office:value-type="float" office:value="-732.91000000000031" table:formula="of:=[.F26]-[.F19]-[.F5]" table:style-name="ce22">
            <text:p>-732,91 €</text:p>
          </table:table-cell>
          <table:table-cell office:value-type="float" office:value="-1793.31" table:formula="of:=[.G26]-[.G19]-[.G5]" table:style-name="ce22">
            <text:p>-1 793,31 €</text:p>
          </table:table-cell>
          <table:table-cell office:value-type="float" office:value="-819.97999999999956" table:formula="of:=[.H26]-[.H19]-[.H5]" table:style-name="ce22">
            <text:p>-819,98 €</text:p>
          </table:table-cell>
          <table:table-cell office:value-type="float" office:value="-3515.06" table:formula="of:=[.I26]-[.I19]-[.I5]" table:style-name="ce22">
            <text:p>-3 515,06 €</text:p>
          </table:table-cell>
          <table:table-cell office:value-type="float" office:value="-2010.25" table:formula="of:=[.J26]-[.J19]-[.J5]" table:style-name="ce22">
            <text:p>-2 010,25 €</text:p>
          </table:table-cell>
          <table:table-cell office:value-type="float" office:value="6575.4400000000005" table:formula="of:=[.K26]-[.K19]-[.K5]" table:style-name="ce22">
            <text:p>6 575,44 €</text:p>
          </table:table-cell>
          <table:table-cell office:value-type="float" office:value="1185.2900000000004" table:formula="of:=[.L26]-[.L19]-[.L5]" table:style-name="ce22">
            <text:p>1 185,29 €</text:p>
          </table:table-cell>
          <table:table-cell office:value-type="float" office:value="-355.03999999999974" table:formula="of:=[.M26]-[.M19]-[.M5]" table:style-name="ce22">
            <text:p>-355,04 €</text:p>
          </table:table-cell>
          <table:table-cell office:value-type="float" office:value="744.56" table:formula="of:=[.N26]-[.N19]-[.N5]" table:style-name="ce22">
            <text:p>744,56 €</text:p>
          </table:table-cell>
          <table:table-cell table:style-name="ce19"/>
          <table:table-cell office:value-type="float" office:value="-3868.9600000000064" table:formula="of:=[.P26]-[.P19]-[.P5]" table:style-name="ce23">
            <text:p>-3 868,96 €</text:p>
          </table:table-cell>
          <table:table-cell table:style-name="ce8"/>
          <table:table-cell table:number-columns-repeated="16367"/>
        </table:table-row>
        <table:table-row table:style-name="ro1">
          <table:table-cell table:style-name="ce2"/>
          <table:table-cell table:style-name="ce8"/>
          <table:table-cell table:number-columns-repeated="14" table:style-name="ce24"/>
          <table:table-cell table:style-name="ce8"/>
          <table:table-cell table:number-columns-repeated="16367"/>
        </table:table-row>
        <table:table-row table:number-rows-repeated="1048547" table:style-name="ro2">
          <table:table-cell table:number-columns-repeated="16384"/>
        </table:table-row>
      </table:table>
      <table:table table:name="2016" table:style-name="ta1">
        <table:table-column table:style-name="co1" table:default-cell-style-name="ce2"/>
        <table:table-column table:style-name="co2" table:default-cell-style-name="ce9"/>
        <table:table-column table:style-name="co3" table:number-columns-repeated="13" table:default-cell-style-name="ce9"/>
        <table:table-column table:style-name="co4" table:default-cell-style-name="ce9"/>
        <table:table-column table:style-name="co3" table:number-columns-repeated="1008" table:default-cell-style-name="ce9"/>
        <table:table-column table:style-name="co5" table:number-columns-repeated="15360" table:default-cell-style-name="ce1"/>
        <table:table-row table:style-name="ro1">
          <table:table-cell table:style-name="ce2"/>
          <table:table-cell office:value-type="float" office:value="2016" table:style-name="ce3">
            <text:p>2016</text:p>
          </table:table-cell>
          <table:table-cell office:value-type="string" table:style-name="ce4">
            <text:p>janvier</text:p>
          </table:table-cell>
          <table:table-cell office:value-type="string" table:style-name="ce4">
            <text:p>février</text:p>
          </table:table-cell>
          <table:table-cell office:value-type="string" table:style-name="ce4">
            <text:p>mars</text:p>
          </table:table-cell>
          <table:table-cell office:value-type="string" table:style-name="ce4">
            <text:p>avril</text:p>
          </table:table-cell>
          <table:table-cell office:value-type="string" table:style-name="ce4">
            <text:p>mai</text:p>
          </table:table-cell>
          <table:table-cell office:value-type="string" table:style-name="ce4">
            <text:p>juin</text:p>
          </table:table-cell>
          <table:table-cell office:value-type="string" table:style-name="ce4">
            <text:p>juillet</text:p>
          </table:table-cell>
          <table:table-cell office:value-type="string" table:style-name="ce4">
            <text:p>août</text:p>
          </table:table-cell>
          <table:table-cell office:value-type="string" table:style-name="ce4">
            <text:p>septembre</text:p>
          </table:table-cell>
          <table:table-cell office:value-type="string" table:style-name="ce4">
            <text:p>octobre</text:p>
          </table:table-cell>
          <table:table-cell office:value-type="string" table:style-name="ce4">
            <text:p>novembre</text:p>
          </table:table-cell>
          <table:table-cell office:value-type="string" table:style-name="ce5">
            <text:p>décembre</text:p>
          </table:table-cell>
          <table:table-cell table:style-name="ce6"/>
          <table:table-cell office:value-type="string" table:style-name="ce7">
            <text:p>BILAN ANNUEL</text:p>
          </table:table-cell>
          <table:table-cell table:style-name="ce8"/>
          <table:table-cell table:number-columns-repeated="16367"/>
        </table:table-row>
        <table:table-row table:style-name="ro1">
          <table:table-cell office:value-type="string" table:number-columns-spanned="1" table:number-rows-spanned="3" table:style-name="ce25">
            <text:p>Salaires</text:p>
          </table:table-cell>
          <table:table-cell office:value-type="string" table:style-name="ce26">
            <text:p>Domi Gentillet</text:p>
          </table:table-cell>
          <table:table-cell office:value-type="float" office:value="1840" table:style-name="ce11">
            <text:p>1 840,00 €</text:p>
          </table:table-cell>
          <table:table-cell office:value-type="float" office:value="1320" table:style-name="ce11">
            <text:p>1 320,00 €</text:p>
          </table:table-cell>
          <table:table-cell office:value-type="float" office:value="1430" table:style-name="ce11">
            <text:p>1 430,00 €</text:p>
          </table:table-cell>
          <table:table-cell office:value-type="float" office:value="848" table:style-name="ce11">
            <text:p>848,00 €</text:p>
          </table:table-cell>
          <table:table-cell office:value-type="float" office:value="1760" table:style-name="ce11">
            <text:p>1 760,00 €</text:p>
          </table:table-cell>
          <table:table-cell office:value-type="float" office:value="1760" table:style-name="ce11">
            <text:p>1 760,00 €</text:p>
          </table:table-cell>
          <table:table-cell office:value-type="float" office:value="0" table:style-name="ce11">
            <text:p>0,00 €</text:p>
          </table:table-cell>
          <table:table-cell office:value-type="float" office:value="0" table:style-name="ce11">
            <text:p>0,00 €</text:p>
          </table:table-cell>
          <table:table-cell office:value-type="float" office:value="871.2" table:style-name="ce11">
            <text:p>871,20 €</text:p>
          </table:table-cell>
          <table:table-cell office:value-type="float" office:value="1452" table:style-name="ce11">
            <text:p>1 452,00 €</text:p>
          </table:table-cell>
          <table:table-cell office:value-type="float" office:value="1936" table:style-name="ce11">
            <text:p>1 936,00 €</text:p>
          </table:table-cell>
          <table:table-cell office:value-type="float" office:value="1113.2" table:style-name="ce11">
            <text:p>1 113,20 €</text:p>
          </table:table-cell>
          <table:table-cell table:style-name="ce12"/>
          <table:table-cell office:value-type="float" office:value="14330.400000000001" table:formula="of:=SUM([.C2:.N2])" table:style-name="ce13">
            <text:p>14 330,40 €</text:p>
          </table:table-cell>
          <table:table-cell table:style-name="ce8"/>
          <table:table-cell table:number-columns-repeated="16367"/>
        </table:table-row>
        <table:table-row table:style-name="ro1">
          <table:covered-table-cell/>
          <table:table-cell office:value-type="string" table:style-name="ce26">
            <text:p>Caroline Pouey</text:p>
          </table:table-cell>
          <table:table-cell office:value-type="float" office:value="74.25" table:style-name="ce11">
            <text:p>74,25 €</text:p>
          </table:table-cell>
          <table:table-cell office:value-type="float" office:value="99" table:style-name="ce11">
            <text:p>99,00 €</text:p>
          </table:table-cell>
          <table:table-cell office:value-type="float" office:value="49.5" table:style-name="ce11">
            <text:p>49,50 €</text:p>
          </table:table-cell>
          <table:table-cell office:value-type="float" office:value="24.5" table:style-name="ce11">
            <text:p>24,50 €</text:p>
          </table:table-cell>
          <table:table-cell office:value-type="float" office:value="49.5" table:style-name="ce11">
            <text:p>49,50 €</text:p>
          </table:table-cell>
          <table:table-cell office:value-type="float" office:value="73.5" table:style-name="ce11">
            <text:p>73,50 €</text:p>
          </table:table-cell>
          <table:table-cell office:value-type="float" office:value="0" table:style-name="ce11">
            <text:p>0,00 €</text:p>
          </table:table-cell>
          <table:table-cell office:value-type="float" office:value="0" table:style-name="ce11">
            <text:p>0,00 €</text:p>
          </table:table-cell>
          <table:table-cell office:value-type="float" office:value="0" table:style-name="ce11">
            <text:p>0,00 €</text:p>
          </table:table-cell>
          <table:table-cell office:value-type="float" office:value="0" table:style-name="ce11">
            <text:p>0,00 €</text:p>
          </table:table-cell>
          <table:table-cell office:value-type="float" office:value="0" table:style-name="ce11">
            <text:p>0,00 €</text:p>
          </table:table-cell>
          <table:table-cell office:value-type="float" office:value="0" table:style-name="ce11">
            <text:p>0,00 €</text:p>
          </table:table-cell>
          <table:table-cell table:style-name="ce12"/>
          <table:table-cell office:value-type="float" office:value="370.25" table:formula="of:=SUM([.C3:.N3])" table:style-name="ce13">
            <text:p>370,25 €</text:p>
          </table:table-cell>
          <table:table-cell table:style-name="ce8"/>
          <table:table-cell table:number-columns-repeated="16367"/>
        </table:table-row>
        <table:table-row table:style-name="ro1">
          <table:covered-table-cell/>
          <table:table-cell office:value-type="string" table:style-name="ce27">
            <text:p>CEA</text:p>
          </table:table-cell>
          <table:table-cell office:value-type="float" office:value="501" table:style-name="ce15">
            <text:p>501,00 €</text:p>
          </table:table-cell>
          <table:table-cell office:value-type="float" office:value="394" table:style-name="ce15">
            <text:p>394,00 €</text:p>
          </table:table-cell>
          <table:table-cell office:value-type="float" office:value="530" table:style-name="ce15">
            <text:p>530,00 €</text:p>
          </table:table-cell>
          <table:table-cell office:value-type="float" office:value="3829" table:style-name="ce15">
            <text:p>3 829,00 €</text:p>
          </table:table-cell>
          <table:table-cell office:value-type="float" office:value="1200" table:style-name="ce15">
            <text:p>1 200,00 €</text:p>
          </table:table-cell>
          <table:table-cell office:value-type="float" office:value="717" table:style-name="ce15">
            <text:p>717,00 €</text:p>
          </table:table-cell>
          <table:table-cell office:value-type="float" office:value="1457" table:style-name="ce15">
            <text:p>1 457,00 €</text:p>
          </table:table-cell>
          <table:table-cell office:value-type="float" office:value="1478" table:style-name="ce15">
            <text:p>1 478,00 €</text:p>
          </table:table-cell>
          <table:table-cell table:number-columns-repeated="2" table:style-name="ce15"/>
          <table:table-cell office:value-type="float" office:value="738" table:style-name="ce15">
            <text:p>738,00 €</text:p>
          </table:table-cell>
          <table:table-cell office:value-type="float" office:value="1200" table:style-name="ce15">
            <text:p>1 200,00 €</text:p>
          </table:table-cell>
          <table:table-cell table:style-name="ce12"/>
          <table:table-cell office:value-type="float" office:value="12044" table:formula="of:=SUM([.C4:.N4])" table:style-name="ce13">
            <text:p>12 044,00 €</text:p>
          </table:table-cell>
          <table:table-cell table:style-name="ce8"/>
          <table:table-cell table:number-columns-repeated="16367"/>
        </table:table-row>
        <table:table-row table:style-name="ro1">
          <table:table-cell table:style-name="ce2"/>
          <table:table-cell office:value-type="string" table:style-name="ce16">
            <text:p>Total salaires</text:p>
          </table:table-cell>
          <table:table-cell office:value-type="float" office:value="2415.25" table:formula="of:=SUM([.C2:.C4])" table:style-name="ce17">
            <text:p>2 415,25 €</text:p>
          </table:table-cell>
          <table:table-cell office:value-type="float" office:value="1813" table:formula="of:=SUM([.D2:.D4])" table:style-name="ce17">
            <text:p>1 813,00 €</text:p>
          </table:table-cell>
          <table:table-cell office:value-type="float" office:value="2009.5" table:formula="of:=SUM([.E2:.E4])" table:style-name="ce17">
            <text:p>2 009,50 €</text:p>
          </table:table-cell>
          <table:table-cell office:value-type="float" office:value="4701.5" table:formula="of:=SUM([.F2:.F4])" table:style-name="ce17">
            <text:p>4 701,50 €</text:p>
          </table:table-cell>
          <table:table-cell office:value-type="float" office:value="3009.5" table:formula="of:=SUM([.G2:.G4])" table:style-name="ce17">
            <text:p>3 009,50 €</text:p>
          </table:table-cell>
          <table:table-cell office:value-type="float" office:value="2550.5" table:formula="of:=SUM([.H2:.H4])" table:style-name="ce17">
            <text:p>2 550,50 €</text:p>
          </table:table-cell>
          <table:table-cell office:value-type="float" office:value="1457" table:formula="of:=SUM([.I2:.I4])" table:style-name="ce17">
            <text:p>1 457,00 €</text:p>
          </table:table-cell>
          <table:table-cell office:value-type="float" office:value="1478" table:formula="of:=SUM([.J2:.J4])" table:style-name="ce17">
            <text:p>1 478,00 €</text:p>
          </table:table-cell>
          <table:table-cell office:value-type="float" office:value="871.2" table:formula="of:=SUM([.K2:.K4])" table:style-name="ce17">
            <text:p>871,20 €</text:p>
          </table:table-cell>
          <table:table-cell office:value-type="float" office:value="1452" table:formula="of:=SUM([.L2:.L4])" table:style-name="ce17">
            <text:p>1 452,00 €</text:p>
          </table:table-cell>
          <table:table-cell office:value-type="float" office:value="2674" table:formula="of:=SUM([.M2:.M4])" table:style-name="ce17">
            <text:p>2 674,00 €</text:p>
          </table:table-cell>
          <table:table-cell office:value-type="float" office:value="2313.1999999999998" table:formula="of:=SUM([.N2:.N4])" table:style-name="ce17">
            <text:p>2 313,20 €</text:p>
          </table:table-cell>
          <table:table-cell table:style-name="ce12"/>
          <table:table-cell office:value-type="float" office:value="26744.65" table:formula="of:=SUM([.C5:.N5])" table:style-name="ce17">
            <text:p>26 744,65 €</text:p>
          </table:table-cell>
          <table:table-cell table:style-name="ce8"/>
          <table:table-cell table:number-columns-repeated="16367"/>
        </table:table-row>
        <table:table-row table:style-name="ro1">
          <table:table-cell table:style-name="ce2"/>
          <table:table-cell table:style-name="ce9"/>
          <table:table-cell table:number-columns-repeated="12" table:style-name="ce18"/>
          <table:table-cell table:number-columns-repeated="3" table:style-name="ce8"/>
          <table:table-cell table:number-columns-repeated="16367"/>
        </table:table-row>
        <table:table-row table:style-name="ro1">
          <table:table-cell office:value-type="string" table:number-columns-spanned="1" table:number-rows-spanned="12" table:style-name="ce25">
            <text:p>Charges</text:p>
          </table:table-cell>
          <table:table-cell office:value-type="string" table:style-name="ce26">
            <text:p>Loyer</text:p>
          </table:table-cell>
          <table:table-cell office:value-type="float" office:value="950.52" table:style-name="ce11">
            <text:p>950,52 €</text:p>
          </table:table-cell>
          <table:table-cell office:value-type="float" office:value="950.52" table:style-name="ce11">
            <text:p>950,52 €</text:p>
          </table:table-cell>
          <table:table-cell office:value-type="float" office:value="950.52" table:style-name="ce11">
            <text:p>950,52 €</text:p>
          </table:table-cell>
          <table:table-cell office:value-type="float" office:value="950.52" table:style-name="ce11">
            <text:p>950,52 €</text:p>
          </table:table-cell>
          <table:table-cell office:value-type="float" office:value="950.52" table:style-name="ce11">
            <text:p>950,52 €</text:p>
          </table:table-cell>
          <table:table-cell office:value-type="float" office:value="950.52" table:style-name="ce11">
            <text:p>950,52 €</text:p>
          </table:table-cell>
          <table:table-cell office:value-type="float" office:value="950.52" table:style-name="ce11">
            <text:p>950,52 €</text:p>
          </table:table-cell>
          <table:table-cell office:value-type="float" office:value="961.51" table:style-name="ce11">
            <text:p>961,51 €</text:p>
          </table:table-cell>
          <table:table-cell office:value-type="float" office:value="961.51" table:style-name="ce11">
            <text:p>961,51 €</text:p>
          </table:table-cell>
          <table:table-cell office:value-type="float" office:value="961.51" table:style-name="ce11">
            <text:p>961,51 €</text:p>
          </table:table-cell>
          <table:table-cell office:value-type="float" office:value="961.51" table:style-name="ce11">
            <text:p>961,51 €</text:p>
          </table:table-cell>
          <table:table-cell office:value-type="float" office:value="961.51" table:style-name="ce11">
            <text:p>961,51 €</text:p>
          </table:table-cell>
          <table:table-cell table:style-name="ce19"/>
          <table:table-cell office:value-type="float" office:value="11461.190000000002" table:formula="of:=SUM([.C7:.N7])" table:style-name="ce13">
            <text:p>11 461,19 €</text:p>
          </table:table-cell>
          <table:table-cell table:style-name="ce8"/>
          <table:table-cell table:number-columns-repeated="16367"/>
        </table:table-row>
        <table:table-row table:style-name="ro1">
          <table:covered-table-cell/>
          <table:table-cell office:value-type="string" table:style-name="ce26">
            <text:p>EDF</text:p>
          </table:table-cell>
          <table:table-cell office:value-type="float" office:value="0" table:style-name="ce11">
            <text:p>0,00 €</text:p>
          </table:table-cell>
          <table:table-cell office:value-type="float" office:value="40.44" table:style-name="ce11">
            <text:p>40,44 €</text:p>
          </table:table-cell>
          <table:table-cell table:style-name="ce11"/>
          <table:table-cell office:value-type="float" office:value="182.71" table:style-name="ce11">
            <text:p>182,71 €</text:p>
          </table:table-cell>
          <table:table-cell office:value-type="float" office:value="0" table:style-name="ce11">
            <text:p>0,00 €</text:p>
          </table:table-cell>
          <table:table-cell office:value-type="float" office:value="144.61000000000001" table:style-name="ce11">
            <text:p>144,61 €</text:p>
          </table:table-cell>
          <table:table-cell office:value-type="float" office:value="93.56" table:style-name="ce11">
            <text:p>93,56 €</text:p>
          </table:table-cell>
          <table:table-cell office:value-type="float" office:value="117.94" table:style-name="ce11">
            <text:p>117,94 €</text:p>
          </table:table-cell>
          <table:table-cell table:style-name="ce11"/>
          <table:table-cell office:value-type="float" office:value="177.46" table:style-name="ce11">
            <text:p>177,46 €</text:p>
          </table:table-cell>
          <table:table-cell table:style-name="ce11"/>
          <table:table-cell office:value-type="float" office:value="121.5" table:style-name="ce11">
            <text:p>121,50 €</text:p>
          </table:table-cell>
          <table:table-cell table:style-name="ce19"/>
          <table:table-cell office:value-type="float" office:value="878.22" table:formula="of:=SUM([.C8:.N8])" table:style-name="ce13">
            <text:p>878,22 €</text:p>
          </table:table-cell>
          <table:table-cell table:style-name="ce8"/>
          <table:table-cell table:number-columns-repeated="16367"/>
        </table:table-row>
        <table:table-row table:style-name="ro1">
          <table:covered-table-cell/>
          <table:table-cell office:value-type="string" table:style-name="ce26">
            <text:p>Sud Ouest Mutualité</text:p>
          </table:table-cell>
          <table:table-cell office:value-type="float" office:value="66.48" table:style-name="ce11">
            <text:p>66,48 €</text:p>
          </table:table-cell>
          <table:table-cell office:value-type="float" office:value="66.48" table:style-name="ce11">
            <text:p>66,48 €</text:p>
          </table:table-cell>
          <table:table-cell office:value-type="float" office:value="66.48" table:style-name="ce11">
            <text:p>66,48 €</text:p>
          </table:table-cell>
          <table:table-cell office:value-type="float" office:value="66.48" table:style-name="ce11">
            <text:p>66,48 €</text:p>
          </table:table-cell>
          <table:table-cell office:value-type="float" office:value="66.48" table:style-name="ce11">
            <text:p>66,48 €</text:p>
          </table:table-cell>
          <table:table-cell office:value-type="float" office:value="66.48" table:style-name="ce11">
            <text:p>66,48 €</text:p>
          </table:table-cell>
          <table:table-cell office:value-type="float" office:value="66.48" table:style-name="ce11">
            <text:p>66,48 €</text:p>
          </table:table-cell>
          <table:table-cell office:value-type="float" office:value="66.48" table:style-name="ce11">
            <text:p>66,48 €</text:p>
          </table:table-cell>
          <table:table-cell office:value-type="float" office:value="66.48" table:style-name="ce11">
            <text:p>66,48 €</text:p>
          </table:table-cell>
          <table:table-cell office:value-type="float" office:value="66.48" table:style-name="ce11">
            <text:p>66,48 €</text:p>
          </table:table-cell>
          <table:table-cell office:value-type="float" office:value="66.48" table:style-name="ce11">
            <text:p>66,48 €</text:p>
          </table:table-cell>
          <table:table-cell office:value-type="float" office:value="66.48" table:style-name="ce11">
            <text:p>66,48 €</text:p>
          </table:table-cell>
          <table:table-cell table:style-name="ce19"/>
          <table:table-cell office:value-type="float" office:value="797.7600000000001" table:formula="of:=SUM([.C9:.N9])" table:style-name="ce13">
            <text:p>797,76 €</text:p>
          </table:table-cell>
          <table:table-cell table:style-name="ce8"/>
          <table:table-cell table:number-columns-repeated="16367"/>
        </table:table-row>
        <table:table-row table:style-name="ro1">
          <table:covered-table-cell/>
          <table:table-cell office:value-type="string" table:style-name="ce26">
            <text:p>Assurance Maïf</text:p>
          </table:table-cell>
          <table:table-cell office:value-type="float" office:value="44.54" table:style-name="ce11">
            <text:p>44,54 €</text:p>
          </table:table-cell>
          <table:table-cell office:value-type="float" office:value="44.54" table:style-name="ce11">
            <text:p>44,54 €</text:p>
          </table:table-cell>
          <table:table-cell office:value-type="float" office:value="44.54" table:style-name="ce11">
            <text:p>44,54 €</text:p>
          </table:table-cell>
          <table:table-cell office:value-type="float" office:value="44.54" table:style-name="ce11">
            <text:p>44,54 €</text:p>
          </table:table-cell>
          <table:table-cell office:value-type="float" office:value="44.54" table:style-name="ce11">
            <text:p>44,54 €</text:p>
          </table:table-cell>
          <table:table-cell office:value-type="float" office:value="44.54" table:style-name="ce11">
            <text:p>44,54 €</text:p>
          </table:table-cell>
          <table:table-cell office:value-type="float" office:value="44.54" table:style-name="ce11">
            <text:p>44,54 €</text:p>
          </table:table-cell>
          <table:table-cell office:value-type="float" office:value="44.54" table:style-name="ce11">
            <text:p>44,54 €</text:p>
          </table:table-cell>
          <table:table-cell office:value-type="float" office:value="44.54" table:style-name="ce11">
            <text:p>44,54 €</text:p>
          </table:table-cell>
          <table:table-cell office:value-type="float" office:value="44.54" table:style-name="ce11">
            <text:p>44,54 €</text:p>
          </table:table-cell>
          <table:table-cell office:value-type="float" office:value="44.54" table:style-name="ce11">
            <text:p>44,54 €</text:p>
          </table:table-cell>
          <table:table-cell office:value-type="float" office:value="44.54" table:style-name="ce11">
            <text:p>44,54 €</text:p>
          </table:table-cell>
          <table:table-cell table:style-name="ce19"/>
          <table:table-cell office:value-type="float" office:value="534.48000000000013" table:formula="of:=SUM([.C10:.N10])" table:style-name="ce13">
            <text:p>534,48 €</text:p>
          </table:table-cell>
          <table:table-cell table:style-name="ce8"/>
          <table:table-cell table:number-columns-repeated="16367"/>
        </table:table-row>
        <table:table-row table:style-name="ro1">
          <table:covered-table-cell/>
          <table:table-cell office:value-type="string" table:style-name="ce26">
            <text:p>Banque</text:p>
          </table:table-cell>
          <table:table-cell table:number-columns-repeated="12" table:style-name="ce11"/>
          <table:table-cell table:style-name="ce19"/>
          <table:table-cell office:value-type="float" office:value="0" table:formula="of:=SUM([.C11:.N11])" table:style-name="ce13">
            <text:p>0,00 €</text:p>
          </table:table-cell>
          <table:table-cell table:style-name="ce8"/>
          <table:table-cell table:number-columns-repeated="16367"/>
        </table:table-row>
        <table:table-row table:style-name="ro1">
          <table:covered-table-cell/>
          <table:table-cell office:value-type="string" table:style-name="ce26">
            <text:p>HA matériel,costume,goûters,travaux</text:p>
          </table:table-cell>
          <table:table-cell office:value-type="float" office:value="535.08000000000004" table:style-name="ce11">
            <text:p>535,08 €</text:p>
          </table:table-cell>
          <table:table-cell office:value-type="float" office:value="109" table:style-name="ce11">
            <text:p>109,00 €</text:p>
          </table:table-cell>
          <table:table-cell office:value-type="float" office:value="430.47" table:style-name="ce11">
            <text:p>430,47 €</text:p>
          </table:table-cell>
          <table:table-cell office:value-type="float" office:value="103.62" table:style-name="ce11">
            <text:p>103,62 €</text:p>
          </table:table-cell>
          <table:table-cell office:value-type="float" office:value="183.2" table:style-name="ce11">
            <text:p>183,20 €</text:p>
          </table:table-cell>
          <table:table-cell office:value-type="float" office:value="114.58" table:style-name="ce11">
            <text:p>114,58 €</text:p>
          </table:table-cell>
          <table:table-cell office:value-type="float" office:value="351.43" table:style-name="ce11">
            <text:p>351,43 €</text:p>
          </table:table-cell>
          <table:table-cell table:style-name="ce11"/>
          <table:table-cell office:value-type="float" office:value="26" table:style-name="ce11">
            <text:p>26,00 €</text:p>
          </table:table-cell>
          <table:table-cell office:value-type="float" office:value="33.07" table:style-name="ce11">
            <text:p>33,07 €</text:p>
          </table:table-cell>
          <table:table-cell office:value-type="float" office:value="797.03" table:style-name="ce11">
            <text:p>797,03 €</text:p>
          </table:table-cell>
          <table:table-cell office:value-type="float" office:value="196.36" table:style-name="ce11">
            <text:p>196,36 €</text:p>
          </table:table-cell>
          <table:table-cell table:style-name="ce19"/>
          <table:table-cell office:value-type="float" office:value="2879.84" table:formula="of:=SUM([.C12:.N12])" table:style-name="ce13">
            <text:p>2 879,84 €</text:p>
          </table:table-cell>
          <table:table-cell table:style-name="ce8"/>
          <table:table-cell table:number-columns-repeated="16367"/>
        </table:table-row>
        <table:table-row table:style-name="ro1">
          <table:covered-table-cell/>
          <table:table-cell office:value-type="string" table:style-name="ce26">
            <text:p>SACEM</text:p>
          </table:table-cell>
          <table:table-cell table:number-columns-repeated="6" table:style-name="ce11"/>
          <table:table-cell office:value-type="float" office:value="336.37" table:style-name="ce11">
            <text:p>336,37 €</text:p>
          </table:table-cell>
          <table:table-cell table:number-columns-repeated="2" table:style-name="ce11"/>
          <table:table-cell office:value-type="float" office:value="256.3" table:style-name="ce11">
            <text:p>256,30 €</text:p>
          </table:table-cell>
          <table:table-cell table:number-columns-repeated="2" table:style-name="ce11"/>
          <table:table-cell table:style-name="ce19"/>
          <table:table-cell office:value-type="float" office:value="592.67000000000007" table:formula="of:=SUM([.C13:.N13])" table:style-name="ce13">
            <text:p>592,67 €</text:p>
          </table:table-cell>
          <table:table-cell table:style-name="ce8"/>
          <table:table-cell table:number-columns-repeated="16367"/>
        </table:table-row>
        <table:table-row table:style-name="ro1">
          <table:covered-table-cell/>
          <table:table-cell office:value-type="string" table:style-name="ce26">
            <text:p>SPREE</text:p>
          </table:table-cell>
          <table:table-cell table:number-columns-repeated="9" table:style-name="ce11"/>
          <table:table-cell office:value-type="float" office:value="171.63" table:style-name="ce11">
            <text:p>171,63 €</text:p>
          </table:table-cell>
          <table:table-cell table:number-columns-repeated="2" table:style-name="ce11"/>
          <table:table-cell table:style-name="ce19"/>
          <table:table-cell office:value-type="float" office:value="171.63" table:formula="of:=SUM([.C14:.N14])" table:style-name="ce13">
            <text:p>171,63 €</text:p>
          </table:table-cell>
          <table:table-cell table:style-name="ce8"/>
          <table:table-cell table:number-columns-repeated="16367"/>
        </table:table-row>
        <table:table-row table:style-name="ro1">
          <table:covered-table-cell/>
          <table:table-cell office:value-type="string" table:style-name="ce26">
            <text:p>Location théâtre</text:p>
          </table:table-cell>
          <table:table-cell table:number-columns-repeated="6" table:style-name="ce11"/>
          <table:table-cell office:value-type="float" office:value="760" table:style-name="ce11">
            <text:p>760,00 €</text:p>
          </table:table-cell>
          <table:table-cell table:number-columns-repeated="5" table:style-name="ce11"/>
          <table:table-cell table:style-name="ce19"/>
          <table:table-cell office:value-type="float" office:value="760" table:formula="of:=SUM([.C15:.N15])" table:style-name="ce13">
            <text:p>760,00 €</text:p>
          </table:table-cell>
          <table:table-cell table:style-name="ce8"/>
          <table:table-cell table:number-columns-repeated="16367"/>
        </table:table-row>
        <table:table-row table:style-name="ro1">
          <table:covered-table-cell/>
          <table:table-cell office:value-type="string" table:style-name="ce26">
            <text:p>Publicité, poste et téléphone</text:p>
          </table:table-cell>
          <table:table-cell table:style-name="ce11"/>
          <table:table-cell office:value-type="float" office:value="310.72000000000003" table:style-name="ce11">
            <text:p>310,72 €</text:p>
          </table:table-cell>
          <table:table-cell table:number-columns-repeated="5" table:style-name="ce11"/>
          <table:table-cell office:value-type="float" office:value="332.32" table:style-name="ce11">
            <text:p>332,32 €</text:p>
          </table:table-cell>
          <table:table-cell office:value-type="float" office:value="5.99" table:style-name="ce11">
            <text:p>5,99 €</text:p>
          </table:table-cell>
          <table:table-cell table:style-name="ce11"/>
          <table:table-cell office:value-type="float" office:value="345.6" table:style-name="ce11">
            <text:p>345,60 €</text:p>
          </table:table-cell>
          <table:table-cell office:value-type="float" office:value="5.99" table:style-name="ce11">
            <text:p>5,99 €</text:p>
          </table:table-cell>
          <table:table-cell table:style-name="ce19"/>
          <table:table-cell office:value-type="float" office:value="1000.62" table:formula="of:=SUM([.C16:.N16])" table:style-name="ce13">
            <text:p>1 000,62 €</text:p>
          </table:table-cell>
          <table:table-cell table:style-name="ce8"/>
          <table:table-cell table:number-columns-repeated="16367"/>
        </table:table-row>
        <table:table-row table:style-name="ro1">
          <table:covered-table-cell/>
          <table:table-cell office:value-type="string" table:style-name="ce26">
            <text:p>Autres intervenants et formation</text:p>
          </table:table-cell>
          <table:table-cell table:number-columns-repeated="12" table:style-name="ce11"/>
          <table:table-cell table:style-name="ce19"/>
          <table:table-cell office:value-type="float" office:value="0" table:formula="of:=SUM([.C17:.N17])" table:style-name="ce13">
            <text:p>0,00 €</text:p>
          </table:table-cell>
          <table:table-cell table:style-name="ce8"/>
          <table:table-cell table:number-columns-repeated="16367"/>
        </table:table-row>
        <table:table-row table:style-name="ro1">
          <table:covered-table-cell/>
          <table:table-cell office:value-type="string" table:style-name="ce26">
            <text:p>Remboursement cotisations et impayés</text:p>
          </table:table-cell>
          <table:table-cell table:number-columns-repeated="9" table:style-name="ce11"/>
          <table:table-cell office:value-type="float" office:value="363" table:style-name="ce11">
            <text:p>363,00 €</text:p>
          </table:table-cell>
          <table:table-cell office:value-type="float" office:value="98" table:style-name="ce11">
            <text:p>98,00 €</text:p>
          </table:table-cell>
          <table:table-cell table:style-name="ce11"/>
          <table:table-cell table:style-name="ce19"/>
          <table:table-cell office:value-type="float" office:value="461" table:formula="of:=SUM([.C18:.N18])" table:style-name="ce13">
            <text:p>461,00 €</text:p>
          </table:table-cell>
          <table:table-cell table:style-name="ce8"/>
          <table:table-cell table:number-columns-repeated="16367"/>
        </table:table-row>
        <table:table-row table:style-name="ro1">
          <table:table-cell table:style-name="ce2"/>
          <table:table-cell office:value-type="string" table:style-name="ce16">
            <text:p>Total charges</text:p>
          </table:table-cell>
          <table:table-cell office:value-type="float" office:value="1596.62" table:formula="of:=SUM([.C7:.C18])" table:style-name="ce17">
            <text:p>1 596,62 €</text:p>
          </table:table-cell>
          <table:table-cell office:value-type="float" office:value="1521.7" table:formula="of:=SUM([.D7:.D18])" table:style-name="ce17">
            <text:p>1 521,70 €</text:p>
          </table:table-cell>
          <table:table-cell office:value-type="float" office:value="1492.01" table:formula="of:=SUM([.E7:.E18])" table:style-name="ce17">
            <text:p>1 492,01 €</text:p>
          </table:table-cell>
          <table:table-cell office:value-type="float" office:value="1347.87" table:formula="of:=SUM([.F7:.F18])" table:style-name="ce17">
            <text:p>1 347,87 €</text:p>
          </table:table-cell>
          <table:table-cell office:value-type="float" office:value="1244.74" table:formula="of:=SUM([.G7:.G18])" table:style-name="ce17">
            <text:p>1 244,74 €</text:p>
          </table:table-cell>
          <table:table-cell office:value-type="float" office:value="1320.73" table:formula="of:=SUM([.H7:.H18])" table:style-name="ce17">
            <text:p>1 320,73 €</text:p>
          </table:table-cell>
          <table:table-cell office:value-type="float" office:value="2602.9" table:formula="of:=SUM([.I7:.I18])" table:style-name="ce17">
            <text:p>2 602,90 €</text:p>
          </table:table-cell>
          <table:table-cell office:value-type="float" office:value="1522.79" table:formula="of:=SUM([.J7:.J18])" table:style-name="ce17">
            <text:p>1 522,79 €</text:p>
          </table:table-cell>
          <table:table-cell office:value-type="float" office:value="1104.52" table:formula="of:=SUM([.K7:.K18])" table:style-name="ce17">
            <text:p>1 104,52 €</text:p>
          </table:table-cell>
          <table:table-cell office:value-type="float" office:value="2073.9899999999998" table:formula="of:=SUM([.L7:.L18])" table:style-name="ce17">
            <text:p>2 073,99 €</text:p>
          </table:table-cell>
          <table:table-cell office:value-type="float" office:value="2313.16" table:formula="of:=SUM([.M7:.M18])" table:style-name="ce17">
            <text:p>2 313,16 €</text:p>
          </table:table-cell>
          <table:table-cell office:value-type="float" office:value="1396.3799999999999" table:formula="of:=SUM([.N7:.N18])" table:style-name="ce17">
            <text:p>1 396,38 €</text:p>
          </table:table-cell>
          <table:table-cell table:style-name="ce9"/>
          <table:table-cell office:value-type="float" office:value="19537.41" table:formula="of:=SUM([.C19:.N19])" table:style-name="ce17">
            <text:p>19 537,41 €</text:p>
          </table:table-cell>
          <table:table-cell table:style-name="ce8"/>
          <table:table-cell table:number-columns-repeated="16367"/>
        </table:table-row>
        <table:table-row table:style-name="ro1">
          <table:table-cell table:style-name="ce2"/>
          <table:table-cell table:number-columns-repeated="15" table:style-name="ce20"/>
          <table:table-cell table:style-name="ce8"/>
          <table:table-cell table:number-columns-repeated="16367"/>
        </table:table-row>
        <table:table-row table:style-name="ro1">
          <table:table-cell table:style-name="ce2"/>
          <table:table-cell table:number-columns-repeated="1023" table:style-name="ce9"/>
          <table:table-cell table:number-columns-repeated="15360"/>
        </table:table-row>
        <table:table-row table:style-name="ro1">
          <table:table-cell office:value-type="string" table:number-columns-spanned="1" table:number-rows-spanned="4" table:style-name="ce25">
            <text:p>Recettes</text:p>
          </table:table-cell>
          <table:table-cell office:value-type="string" table:style-name="ce28">
            <text:p>Stage,intervention école et spectacle</text:p>
          </table:table-cell>
          <table:table-cell table:number-columns-repeated="5" table:style-name="ce11"/>
          <table:table-cell office:value-type="float" office:value="4228.5" table:style-name="ce11">
            <text:p>4 228,50 €</text:p>
          </table:table-cell>
          <table:table-cell office:value-type="float" office:value="391" table:style-name="ce11">
            <text:p>391,00 €</text:p>
          </table:table-cell>
          <table:table-cell table:number-columns-repeated="5" table:style-name="ce11"/>
          <table:table-cell table:style-name="ce9"/>
          <table:table-cell office:value-type="float" office:value="4619.5" table:formula="of:=SUM([.C22:.N22])" table:style-name="ce13">
            <text:p>4 619,50 €</text:p>
          </table:table-cell>
          <table:table-cell table:style-name="ce8"/>
          <table:table-cell table:number-columns-repeated="16367"/>
        </table:table-row>
        <table:table-row table:style-name="ro1">
          <table:covered-table-cell/>
          <table:table-cell office:value-type="string" table:style-name="ce28">
            <text:p>Chèques vacances subvention</text:p>
          </table:table-cell>
          <table:table-cell table:number-columns-repeated="11" table:style-name="ce11"/>
          <table:table-cell office:value-type="float" office:value="1287" table:style-name="ce11">
            <text:p>1 287,00 €</text:p>
          </table:table-cell>
          <table:table-cell table:style-name="ce9"/>
          <table:table-cell office:value-type="float" office:value="1287" table:formula="of:=SUM([.C23:.N23])" table:style-name="ce13">
            <text:p>1 287,00 €</text:p>
          </table:table-cell>
          <table:table-cell table:style-name="ce8"/>
          <table:table-cell table:number-columns-repeated="16367"/>
        </table:table-row>
        <table:table-row table:style-name="ro1">
          <table:covered-table-cell/>
          <table:table-cell office:value-type="string" table:style-name="ce28">
            <text:p>Sous location</text:p>
          </table:table-cell>
          <table:table-cell table:style-name="ce11"/>
          <table:table-cell office:value-type="float" office:value="120" table:style-name="ce11">
            <text:p>120,00 €</text:p>
          </table:table-cell>
          <table:table-cell table:style-name="ce11"/>
          <table:table-cell office:value-type="float" office:value="240" table:style-name="ce11">
            <text:p>240,00 €</text:p>
          </table:table-cell>
          <table:table-cell table:style-name="ce11"/>
          <table:table-cell office:value-type="float" office:value="120" table:style-name="ce11">
            <text:p>120,00 €</text:p>
          </table:table-cell>
          <table:table-cell table:number-columns-repeated="2" table:style-name="ce11"/>
          <table:table-cell office:value-type="float" office:value="216" table:style-name="ce11">
            <text:p>216,00 €</text:p>
          </table:table-cell>
          <table:table-cell office:value-type="float" office:value="160" table:style-name="ce11">
            <text:p>160,00 €</text:p>
          </table:table-cell>
          <table:table-cell table:style-name="ce11"/>
          <table:table-cell office:value-type="float" office:value="160" table:style-name="ce11">
            <text:p>160,00 €</text:p>
          </table:table-cell>
          <table:table-cell table:style-name="ce9"/>
          <table:table-cell office:value-type="float" office:value="1016" table:formula="of:=SUM([.C24:.N24])" table:style-name="ce13">
            <text:p>1 016,00 €</text:p>
          </table:table-cell>
          <table:table-cell table:style-name="ce8"/>
          <table:table-cell table:number-columns-repeated="16367"/>
        </table:table-row>
        <table:table-row table:style-name="ro1">
          <table:covered-table-cell/>
          <table:table-cell office:value-type="string" table:style-name="ce28">
            <text:p>Cotisations</text:p>
          </table:table-cell>
          <table:table-cell office:value-type="float" office:value="3338.3" table:style-name="ce11">
            <text:p>3 338,30 €</text:p>
          </table:table-cell>
          <table:table-cell office:value-type="float" office:value="2672.06" table:style-name="ce11">
            <text:p>2 672,06 €</text:p>
          </table:table-cell>
          <table:table-cell office:value-type="float" office:value="2766.9" table:style-name="ce11">
            <text:p>2 766,90 €</text:p>
          </table:table-cell>
          <table:table-cell office:value-type="float" office:value="2565.9" table:style-name="ce11">
            <text:p>2 565,90 €</text:p>
          </table:table-cell>
          <table:table-cell office:value-type="float" office:value="2768.9" table:style-name="ce11">
            <text:p>2 768,90 €</text:p>
          </table:table-cell>
          <table:table-cell office:value-type="float" office:value="2502.9" table:style-name="ce11">
            <text:p>2 502,90 €</text:p>
          </table:table-cell>
          <table:table-cell table:number-columns-repeated="2" table:style-name="ce11"/>
          <table:table-cell office:value-type="float" office:value="9855.6" table:style-name="ce11">
            <text:p>9 855,60 €</text:p>
          </table:table-cell>
          <table:table-cell office:value-type="float" office:value="3485.9" table:style-name="ce11">
            <text:p>3 485,90 €</text:p>
          </table:table-cell>
          <table:table-cell office:value-type="float" office:value="3005.8" table:style-name="ce11">
            <text:p>3 005,80 €</text:p>
          </table:table-cell>
          <table:table-cell office:value-type="float" office:value="2147.1999999999998" table:style-name="ce11">
            <text:p>2 147,20 €</text:p>
          </table:table-cell>
          <table:table-cell table:style-name="ce9"/>
          <table:table-cell office:value-type="float" office:value="35109.46" table:formula="of:=SUM([.C25:.N25])" table:style-name="ce13">
            <text:p>35 109,46 €</text:p>
          </table:table-cell>
          <table:table-cell table:style-name="ce8"/>
          <table:table-cell table:number-columns-repeated="16367"/>
        </table:table-row>
        <table:table-row table:style-name="ro1">
          <table:table-cell table:style-name="ce2"/>
          <table:table-cell office:value-type="string" table:style-name="ce16">
            <text:p>Total recettes</text:p>
          </table:table-cell>
          <table:table-cell office:value-type="float" office:value="3338.3" table:formula="of:=SUM([.C22:.C25])" table:style-name="ce17">
            <text:p>3 338,30 €</text:p>
          </table:table-cell>
          <table:table-cell office:value-type="float" office:value="2792.06" table:formula="of:=SUM([.D22:.D25])" table:style-name="ce17">
            <text:p>2 792,06 €</text:p>
          </table:table-cell>
          <table:table-cell office:value-type="float" office:value="2766.9" table:formula="of:=SUM([.E22:.E25])" table:style-name="ce17">
            <text:p>2 766,90 €</text:p>
          </table:table-cell>
          <table:table-cell office:value-type="float" office:value="2805.9" table:formula="of:=SUM([.F22:.F25])" table:style-name="ce17">
            <text:p>2 805,90 €</text:p>
          </table:table-cell>
          <table:table-cell office:value-type="float" office:value="2768.9" table:formula="of:=SUM([.G22:.G25])" table:style-name="ce17">
            <text:p>2 768,90 €</text:p>
          </table:table-cell>
          <table:table-cell office:value-type="float" office:value="6851.4" table:formula="of:=SUM([.H22:.H25])" table:style-name="ce17">
            <text:p>6 851,40 €</text:p>
          </table:table-cell>
          <table:table-cell office:value-type="float" office:value="391" table:formula="of:=SUM([.I22:.I25])" table:style-name="ce17">
            <text:p>391,00 €</text:p>
          </table:table-cell>
          <table:table-cell office:value-type="float" office:value="0" table:formula="of:=SUM([.J22:.J25])" table:style-name="ce17">
            <text:p>0,00 €</text:p>
          </table:table-cell>
          <table:table-cell office:value-type="float" office:value="10071.6" table:formula="of:=SUM([.K22:.K25])" table:style-name="ce17">
            <text:p>10 071,60 €</text:p>
          </table:table-cell>
          <table:table-cell office:value-type="float" office:value="3645.9" table:formula="of:=SUM([.L22:.L25])" table:style-name="ce17">
            <text:p>3 645,90 €</text:p>
          </table:table-cell>
          <table:table-cell office:value-type="float" office:value="3005.8" table:formula="of:=SUM([.M22:.M25])" table:style-name="ce17">
            <text:p>3 005,80 €</text:p>
          </table:table-cell>
          <table:table-cell office:value-type="float" office:value="3594.2" table:formula="of:=SUM([.N22:.N25])" table:style-name="ce17">
            <text:p>3 594,20 €</text:p>
          </table:table-cell>
          <table:table-cell table:style-name="ce9"/>
          <table:table-cell office:value-type="float" office:value="42031.96" table:formula="of:=SUM([.C26:.N26])" table:style-name="ce17">
            <text:p>42 031,96 €</text:p>
          </table:table-cell>
          <table:table-cell table:style-name="ce8"/>
          <table:table-cell table:number-columns-repeated="16367"/>
        </table:table-row>
        <table:table-row table:style-name="ro1">
          <table:table-cell table:style-name="ce2"/>
          <table:table-cell table:number-columns-repeated="1023" table:style-name="ce9"/>
          <table:table-cell table:number-columns-repeated="15360"/>
        </table:table-row>
        <table:table-row table:style-name="ro1">
          <table:table-cell table:style-name="ce2"/>
          <table:table-cell office:value-type="string" table:style-name="ce7">
            <text:p>BILAN MENSUEL</text:p>
          </table:table-cell>
          <table:table-cell office:value-type="float" office:value="-673.56999999999971" table:formula="of:=[.C26]-[.C19]-[.C5]" table:style-name="ce22">
            <text:p>-673,57 €</text:p>
          </table:table-cell>
          <table:table-cell office:value-type="float" office:value="-542.6400000000001" table:formula="of:=[.D26]-[.D19]-[.D5]" table:style-name="ce22">
            <text:p>-542,64 €</text:p>
          </table:table-cell>
          <table:table-cell office:value-type="float" office:value="-734.6099999999999" table:formula="of:=[.E26]-[.E19]-[.E5]" table:style-name="ce22">
            <text:p>-734,61 €</text:p>
          </table:table-cell>
          <table:table-cell office:value-type="float" office:value="-3243.47" table:formula="of:=[.F26]-[.F19]-[.F5]" table:style-name="ce22">
            <text:p>-3 243,47 €</text:p>
          </table:table-cell>
          <table:table-cell office:value-type="float" office:value="-1485.34" table:formula="of:=[.G26]-[.G19]-[.G5]" table:style-name="ce22">
            <text:p>-1 485,34 €</text:p>
          </table:table-cell>
          <table:table-cell office:value-type="float" office:value="2980.17" table:formula="of:=[.H26]-[.H19]-[.H5]" table:style-name="ce22">
            <text:p>2 980,17 €</text:p>
          </table:table-cell>
          <table:table-cell office:value-type="float" office:value="-3668.9" table:formula="of:=[.I26]-[.I19]-[.I5]" table:style-name="ce22">
            <text:p>-3 668,90 €</text:p>
          </table:table-cell>
          <table:table-cell office:value-type="float" office:value="-3000.79" table:formula="of:=[.J26]-[.J19]-[.J5]" table:style-name="ce22">
            <text:p>-3 000,79 €</text:p>
          </table:table-cell>
          <table:table-cell office:value-type="float" office:value="8095.88" table:formula="of:=[.K26]-[.K19]-[.K5]" table:style-name="ce22">
            <text:p>8 095,88 €</text:p>
          </table:table-cell>
          <table:table-cell office:value-type="float" office:value="119.91000000000031" table:formula="of:=[.L26]-[.L19]-[.L5]" table:style-name="ce22">
            <text:p>119,91 €</text:p>
          </table:table-cell>
          <table:table-cell office:value-type="float" office:value="-1981.3599999999997" table:formula="of:=[.M26]-[.M19]-[.M5]" table:style-name="ce22">
            <text:p>-1 981,36 €</text:p>
          </table:table-cell>
          <table:table-cell office:value-type="float" office:value="-115.38000000000011" table:formula="of:=[.N26]-[.N19]-[.N5]" table:style-name="ce22">
            <text:p>-115,38 €</text:p>
          </table:table-cell>
          <table:table-cell table:style-name="ce19"/>
          <table:table-cell office:value-type="float" office:value="-4250.1000000000022" table:formula="of:=[.P26]-[.P19]-[.P5]" table:style-name="ce23">
            <text:p>-4 250,10 €</text:p>
          </table:table-cell>
          <table:table-cell table:style-name="ce8"/>
          <table:table-cell table:number-columns-repeated="16367"/>
        </table:table-row>
        <table:table-row table:style-name="ro1">
          <table:table-cell table:style-name="ce2"/>
          <table:table-cell table:style-name="ce8"/>
          <table:table-cell table:number-columns-repeated="14" table:style-name="ce24"/>
          <table:table-cell table:style-name="ce8"/>
          <table:table-cell table:number-columns-repeated="16367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9">
            <draw:frame draw:z-index="1" draw:id="id0" draw:style-name="a0" draw:name="Graphique 3" svg:x="1.44606in" svg:y="0.17205in" svg:width="9.39803in" svg:height="4.3929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36">
      <number:number number:decimal-places="2" number:min-integer-digits="1" number:grouping="true"/>
      <number:text> €</number:text>
    </number:number-style>
    <number:number-style style:name="N37" number:language="fr" number:country="FR">
      <number:number number:min-integer-digits="1"/>
    </number:number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Excel_32_Built-in_32_Normal" style:display-name="Excel Built-in Normal" style:family="table-cell" style:data-style-name="N37">
      <style:table-cell-properties style:vertical-align="automatic" fo:background-color="transparent"/>
    </style:style>
    <style:style style:name="Excel_32_Built-in_32_Normal_32_1" style:display-name="Excel Built-in Normal 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37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1" style:display-name="Heading1 1" style:family="table-cell" style:data-style-name="N37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" style:display-name="Result 1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1" style:display-name="Result2 1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1.14370078740157in" fo:margin-bottom="1.14370078740157in" fo:margin-left="0.7in" fo:margin-right="0.7in" style:print-orientation="landscape" style:print-page-order="ttb" style:first-page-number="continue" style:scale-to="78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dominique gentillet</dc:creator>
    <dc:date>2017-12-29T08:33:4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number number:decimal-places="0" number:min-integer-digits="3">
        <number:embedded-text number:position="0">. €</number:embedded-text>
        <number:embedded-text number:position="3">.</number:embedded-text>
      </number:number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chart-properties chart:auto-size="true"/>
      <style:graphic-properties draw:fill="solid" draw:fill-color="#d9d9d9" draw:opacity="100%" draw:stroke="none"/>
    </style:style>
    <style:style style:family="chart" style:name="G0S0P0">
      <style:graphic-properties draw:fill="solid" draw:fill-color="#4672a8" draw:opacity="100%" draw:stroke="none"/>
    </style:style>
    <style:style style:family="chart" style:name="G0S0P1">
      <style:graphic-properties draw:fill="solid" draw:fill-color="#ab4744" draw:opacity="100%" draw:stroke="none"/>
    </style:style>
    <style:style style:family="chart" style:name="G0S0P2">
      <style:graphic-properties draw:fill="solid" draw:fill-color="#8aa64f" draw:opacity="100%" draw:stroke="none"/>
    </style:style>
    <style:style style:family="chart" style:name="G0S0P3">
      <style:graphic-properties draw:fill="solid" draw:fill-color="#725990" draw:opacity="100%" draw:stroke="none"/>
    </style:style>
    <style:style style:family="chart" style:name="G0S0P4">
      <style:graphic-properties draw:fill="solid" draw:fill-color="#4299b0" draw:opacity="100%" draw:stroke="non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>;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dc853e" draw:opacity="100%" draw:stroke="none"/>
    </style:style>
    <style:style style:family="chart" style:name="G0S0P6">
      <style:graphic-properties draw:fill="solid" draw:fill-color="#93a9ce" draw:opacity="100%" draw:stroke="none"/>
    </style:style>
    <style:style style:family="chart" style:name="G0S0P7">
      <style:graphic-properties draw:fill="solid" draw:fill-color="#d09493" draw:opacity="100%" draw:stroke="none"/>
    </style:style>
    <style:style style:family="chart" style:name="G0S0P8">
      <style:graphic-properties draw:fill="solid" draw:fill-color="#b8cd97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878787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Flr0">
      <style:chart-properties chart:auto-size="true"/>
      <style:graphic-properties draw:fill="solid" draw:fill-color="#d9d9d9" draw:opacity="100%" draw:stroke="solid" svg:stroke-width="0.00694in" svg:stroke-color="#898989" svg:stroke-opacity="100%" draw:stroke-linejoin="round" svg:stroke-linecap="butt"/>
    </style:style>
    <style:style style:family="chart" style:name="G0S0P10">
      <style:graphic-properties draw:fill="solid" draw:fill-color="#92c3d5" draw:opacity="100%" draw:stroke="none"/>
    </style:style>
    <style:style style:family="chart" style:name="G0S0P11">
      <style:graphic-properties draw:fill="solid" draw:fill-color="#f8b590" draw:opacity="100%" draw:stroke="none"/>
    </style:style>
    <style:style style:family="chart" style:name="Plt0">
      <style:chart-properties chart:three-dimensional="true" chart:deep="false" chart:pie-offset="0" chart:angle-offset="270" chart:auto-position="true" chart:right-angled-axes="false"/>
      <style:graphic-properties draw:fill="none" draw:stroke="none"/>
    </style:style>
  </office:automatic-styles>
  <office:body>
    <office:chart>
      <chart:chart chart:class="chart:circle" svg:height="316.2894488188977pt" svg:width="676.6581102362205pt" chart:style-name="Crt0">
        <chart:plot-area chart:style-name="Plt0" dr3d:transform="matrix (0.14454433248401413 0.93969292232157353 0.3099744306962936 -0.39713343678943047 0.3420193148620998 -0.85165005820763962 -0.90630677440399043 -2.1805671363894689E-8 0.42262043333165239 0cm 0cm 0cm)" dr3d:vrp="(22820.339272572841 13291.961401026136 31827.341914410394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2016.$B$7:.$B$18"/>
          </chart:axis>
          <chart:axis chart:dimension="y"/>
          <chart:series chart:values-cell-range-address="2016.$P$7:.$P$1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  <chart:data-point chart:style-name="G0S0P9">
              <chart:data-label chart:style-name="DL009"/>
            </chart:data-point>
            <chart:data-point chart:style-name="G0S0P10">
              <chart:data-label chart:style-name="DL0010"/>
            </chart:data-point>
            <chart:data-point chart:style-name="G0S0P11">
              <chart:data-label chart:style-name="DL0011"/>
            </chart:data-point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